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03.5pt"/>
    </style:style>
    <style:style style:name="co3" style:family="table-column">
      <style:table-column-properties fo:break-before="auto" style:column-width="103.49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227.11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118.74pt"/>
    </style:style>
    <style:style style:name="co8" style:family="table-column">
      <style:table-column-properties fo:break-before="auto" style:column-width="122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pectedOutput">
      <style:table-properties table:display="true" style:writing-mode="lr-tb"/>
    </style:style>
    <style:style style:name="ta2" style:family="table" style:master-page-name="PageStyle_5f_notes">
      <style:table-properties table:display="true" style:writing-mode="lr-tb"/>
    </style:style>
    <style:style style:name="ta3" style:family="table" style:master-page-name="PageStyle_5f_match">
      <style:table-properties table:display="false" style:writing-mode="lr-tb"/>
    </style:style>
    <style:style style:name="ta4" style:family="table" style:master-page-name="PageStyle_5f_sql_20_results">
      <style:table-properties table:display="fals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]))=0)" style:apply-style-name="ConditionalStyle_5f_1" style:base-cell-address="expectedOutput.A2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]))=0)" style:apply-style-name="ConditionalStyle_5f_2" style:base-cell-address="expectedOutput.A2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]))=0)" style:apply-style-name="ConditionalStyle_5f_2" style:base-cell-address="expectedOutput.A2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]))=0)" style:apply-style-name="ConditionalStyle_5f_2" style:base-cell-address="expectedOutput.A2"/>
    </style:style>
    <style:style style:name="ce9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]))=0)" style:apply-style-name="ConditionalStyle_5f_2" style:base-cell-address="expectedOutput.A2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3" style:family="table-cell" style:parent-style-name="Default" style:data-style-name="N6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2]))=0)" style:apply-style-name="ConditionalStyle_5f_2" style:base-cell-address="expectedOutput.A2"/>
    </style:style>
    <style:style style:name="ce1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ected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accountId</text:p>
          </table:table-cell>
          <table:table-cell table:style-name="ce1" office:value-type="string" calcext:value-type="string">
            <text:p>txType</text:p>
          </table:table-cell>
          <table:table-cell table:style-name="ce1" office:value-type="string" calcext:value-type="string">
            <text:p>block_timestamp</text:p>
          </table:table-cell>
          <table:table-cell table:style-name="ce1" office:value-type="string" calcext:value-type="string">
            <text:p>block_timestamp_utc</text:p>
          </table:table-cell>
          <table:table-cell table:style-name="ce1" office:value-type="string" calcext:value-type="string">
            <text:p>from_account</text:p>
          </table:table-cell>
          <table:table-cell table:style-name="ce1" office:value-type="string" calcext:value-type="string">
            <text:p>block_height</text:p>
          </table:table-cell>
          <table:table-cell table:style-name="ce1" office:value-type="string" calcext:value-type="string">
            <text:p>args_base64</text:p>
          </table:table-cell>
          <table:table-cell table:style-name="ce1" office:value-type="string" calcext:value-type="string">
            <text:p>transaction_hash</text:p>
          </table:table-cell>
          <table:table-cell table:style-name="ce1" office:value-type="string" calcext:value-type="string">
            <text:p>amount_transferred</text:p>
          </table:table-cell>
          <table:table-cell table:style-name="ce1" office:value-type="string" calcext:value-type="string">
            <text:p>currency_transferred</text:p>
          </table:table-cell>
          <table:table-cell table:style-name="ce1" office:value-type="string" calcext:value-type="string">
            <text:p>amount_transferred2</text:p>
          </table:table-cell>
          <table:table-cell table:style-name="ce1" office:value-type="string" calcext:value-type="string">
            <text:p>currency_transferred2</text:p>
          </table:table-cell>
          <table:table-cell table:style-name="ce1" office:value-type="string" calcext:value-type="string">
            <text:p>receiver_owner_account</text:p>
          </table:table-cell>
          <table:table-cell table:style-name="ce1" office:value-type="string" calcext:value-type="string">
            <text:p>receiver_lockup_account</text:p>
          </table:table-cell>
          <table:table-cell table:style-name="ce1" office:value-type="string" calcext:value-type="string">
            <text:p>lockup_start</text:p>
          </table:table-cell>
          <table:table-cell table:style-name="ce1" office:value-type="string" calcext:value-type="string">
            <text:p>lockup_duration</text:p>
          </table:table-cell>
          <table:table-cell table:style-name="ce1" office:value-type="string" calcext:value-type="string">
            <text:p>cliff_duration</text:p>
          </table:table-cell>
          <table:table-cell table:style-name="ce1" office:value-type="string" calcext:value-type="string">
            <text:p>release_duration</text:p>
          </table:table-cell>
          <table:table-cell table:style-name="ce1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2FA - Remove 2FA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482h2CQhp7nToNMnsVY72Ywyz1TPjX6q6V5VwSorDjzF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2FA - Set up 2FA</text:p>
          </table:table-cell>
          <table:table-cell table:style-name="ce8" office:value-type="string" calcext:value-type="string">
            <text:p>1646393797488301300</text:p>
          </table:table-cell>
          <table:table-cell table:style-name="ce8" office:value-type="string" calcext:value-type="string">
            <text:p>2022-03-04 11:36:37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729680</text:p>
          </table:table-cell>
          <table:table-cell table:style-name="ce6" office:value-type="string" calcext:value-type="string">
            <text:p>{"num_confirmations":2}</text:p>
          </table:table-cell>
          <table:table-cell table:style-name="ce2" office:value-type="string" calcext:value-type="string">
            <text:p>GLcX3NfUJK9s2UPznNMhNn9L9Go3ikKxMMymW8AM4YJ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newafro.near</text:p>
          </table:table-cell>
          <table:table-cell table:number-columns-repeated="5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AOs - Add proposal to DAO</text:p>
          </table:table-cell>
          <table:table-cell table:style-name="ce8" office:value-type="string" calcext:value-type="string">
            <text:p>1646728893879838000</text:p>
          </table:table-cell>
          <table:table-cell table:style-name="ce8" office:value-type="string" calcext:value-type="string">
            <text:p>2022-03-08 08:41:33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996990</text:p>
          </table:table-cell>
          <table:table-cell table:style-name="ce6" office:value-type="string" calcext:value-type="string">
            <text:p>{"proposal":{"description":"lets test this$$$$","kind":{"Transfer":{"token_id":"","receiver_id":"newafro.near","amount":"500000000000000000000000"}}}}</text:p>
          </table:table-cell>
          <table:table-cell table:style-name="ce2" office:value-type="string" calcext:value-type="string">
            <text:p>7kccJT1TchJHXKbenctCjYPtVHc8C4vt6p3utowekmqU</text:p>
          </table:table-cell>
          <table:table-cell table:style-name="ce8" office:value-type="string" calcext:value-type="string">
            <text:p>10000000000000000000000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test-dao-bro.sputnik-dao.near</text:p>
          </table:table-cell>
          <table:table-cell table:number-columns-repeated="5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AOs - Approve DAO proposal</text:p>
          </table:table-cell>
          <table:table-cell table:style-name="ce8" office:value-type="string" calcext:value-type="string">
            <text:p>1646728951427022800</text:p>
          </table:table-cell>
          <table:table-cell table:style-name="ce8" office:value-type="string" calcext:value-type="string">
            <text:p>2022-03-08 08:42:31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997037</text:p>
          </table:table-cell>
          <table:table-cell table:style-name="ce6" office:value-type="string" calcext:value-type="string">
            <text:p>{"id":0,"action":"VoteApprove"}</text:p>
          </table:table-cell>
          <table:table-cell table:style-name="ce2" office:value-type="string" calcext:value-type="string">
            <text:p>3iMCGrpwyBx5yFYppoUiSmZXdoTghbg642Tq7SYaQjnL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test-dao-bro.sputnik-dao.near</text:p>
          </table:table-cell>
          <table:table-cell table:number-columns-repeated="5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AOs - Create DAO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6D61eZGfMHwYCVQaS9pCNivZ73gRxfwDgrVCcmoBedTK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AOs - Send funds to DAO</text:p>
          </table:table-cell>
          <table:table-cell table:style-name="ce8" office:value-type="string" calcext:value-type="string">
            <text:p>1646728839790378800</text:p>
          </table:table-cell>
          <table:table-cell table:style-name="ce8" office:value-type="string" calcext:value-type="string">
            <text:p>2022-03-08 08:40:39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996948</text:p>
          </table:table-cell>
          <table:table-cell table:style-name="ce6"/>
          <table:table-cell table:style-name="ce2" office:value-type="string" calcext:value-type="string">
            <text:p>HRiN7sfoiQxBqZpZjuVTDCviUcjrWyXtq8Z5uVsqLev5</text:p>
          </table:table-cell>
          <table:table-cell table:style-name="ce8" office:value-type="string" calcext:value-type="string">
            <text:p>100000000000000000000000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test-dao-bro.sputnik-dao.near</text:p>
          </table:table-cell>
          <table:table-cell table:number-columns-repeated="5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eFi - Activate Farm</text:p>
          </table:table-cell>
          <table:table-cell table:style-name="ce8" office:value-type="string" calcext:value-type="string">
            <text:p>1646394731266103000</text:p>
          </table:table-cell>
          <table:table-cell table:style-name="ce8" office:value-type="string" calcext:value-type="string">
            <text:p>2022-03-04 11:52:11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730424</text:p>
          </table:table-cell>
          <table:table-cell table:style-name="ce6" office:value-type="string" calcext:value-type="string">
            <text:p>{"account_id":"newafro.near","registration_only":false}</text:p>
          </table:table-cell>
          <table:table-cell table:style-name="ce2" office:value-type="string" calcext:value-type="string">
            <text:p>35maJRyrCCK6YNW5Mo1z5ovRh2JEb6q6aRUsnhe9XPJ9</text:p>
          </table:table-cell>
          <table:table-cell table:style-name="ce8" office:value-type="string" calcext:value-type="string">
            <text:p>4500000000000000000000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v2.ref-farming.near</text:p>
          </table:table-cell>
          <table:table-cell table:number-columns-repeated="5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DeFi - Add single-stake Ref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​​4yVbQbpaAvhRuADvxnoKtHRmGcWDn6PaGkXkFujcLGNn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eFi - Add to liquidity pool</text:p>
          </table:table-cell>
          <table:table-cell table:style-name="ce8" office:value-type="string" calcext:value-type="string">
            <text:p>1646394647127421400</text:p>
          </table:table-cell>
          <table:table-cell table:style-name="ce8" office:value-type="string" calcext:value-type="string">
            <text:p>2022-03-04 11:50:47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730358</text:p>
          </table:table-cell>
          <table:table-cell table:style-name="ce6" office:value-type="string" calcext:value-type="string">
            <text:p>{"pool_id":3,"amounts":["4995449","438398709947287357866470"]}</text:p>
          </table:table-cell>
          <table:table-cell table:style-name="ce2" office:value-type="string" calcext:value-type="string">
            <text:p>4p9QaCH4tbnwhiB87kNVTGNWtkqLomsom1QiBhD7MBA6</text:p>
          </table:table-cell>
          <table:table-cell table:style-name="ce8" office:value-type="string" calcext:value-type="string">
            <text:p>4995449</text:p>
          </table:table-cell>
          <table:table-cell table:style-name="ce8" office:value-type="string" calcext:value-type="string">
            <text:p>USDC</text:p>
          </table:table-cell>
          <table:table-cell table:style-name="ce15" office:value-type="string" calcext:value-type="string">
            <text:p>438398709947287357866470</text:p>
          </table:table-cell>
          <table:table-cell table:style-name="ce15" office:value-type="string" calcext:value-type="string">
            <text:p>wNEAR</text:p>
          </table:table-cell>
          <table:table-cell table:style-name="ce6" office:value-type="string" calcext:value-type="string">
            <text:p>v2.ref-finance.near</text:p>
          </table:table-cell>
          <table:table-cell table:number-columns-repeated="5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eFi - Claim reward from farm</text:p>
          </table:table-cell>
          <table:table-cell table:style-name="ce8" office:value-type="string" calcext:value-type="string">
            <text:p>1646394938774931200</text:p>
          </table:table-cell>
          <table:table-cell table:style-name="ce8" office:value-type="string" calcext:value-type="string">
            <text:p>2022-03-04 11:55:38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730588</text:p>
          </table:table-cell>
          <table:table-cell table:style-name="ce6" office:value-type="string" calcext:value-type="string">
            <text:p>{"farm_id":"v2.ref-finance.near@3#1"}</text:p>
          </table:table-cell>
          <table:table-cell table:style-name="ce2" office:value-type="string" calcext:value-type="string">
            <text:p>F8uxSCKwgMKTxk4tbnF7nPb45Y5EmLPEpcpB9EiuihyH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v2.ref-farming.near</text:p>
          </table:table-cell>
          <table:table-cell table:number-columns-repeated="5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eFi - Deactivate Farm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CBVYk7KYwbMmBexucxWbUe9apibk11ZgquX5YmRrVV5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eFi - Deposit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C9jJx747tTb4oqBZqLZa3T12VDXbsCLErDsKQXjpWRi6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eFi - Regular 2-pair pool Ref Swap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FnRqwXkEnP7AChHpPRyaDjBgHRhCgw64UEzXxncyG6gs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eFi - Remove from liquidity pool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HC7iGGSXF1Jdq9pa7tJYZtu4ub2TGKumcfNp4FhttHbc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eFi - Remove single-stake Ref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GrLxZ12FJkk3nX5ab5JcFtUWuLAKJ7gUAgVftWzghjRF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DeFi - Withdraw reward from farm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HEwRgBMb11z9fzY4b6c4mHNRFAaddYsb63K5mfoNSA7u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Fungible tokens - Receive token</text:p>
          </table:table-cell>
          <table:table-cell table:style-name="ce7" table:number-columns-repeated="4"/>
          <table:table-cell table:style-name="ce6"/>
          <table:table-cell table:style-name="ce2"/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Fungible tokens - Send token</text:p>
          </table:table-cell>
          <table:table-cell table:style-name="ce8" office:value-type="string" calcext:value-type="string">
            <text:p>1646727822331761200</text:p>
          </table:table-cell>
          <table:table-cell table:style-name="ce8" office:value-type="string" calcext:value-type="string">
            <text:p>2022-03-08 08:23:42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996137</text:p>
          </table:table-cell>
          <table:table-cell table:style-name="ce6" office:value-type="string" calcext:value-type="string">
            <text:p>{"amount":"36778457249478","receiver_id":"linkdropping.near"}</text:p>
          </table:table-cell>
          <table:table-cell table:style-name="ce2" office:value-type="string" calcext:value-type="string">
            <text:p>iGUyvvwnsFRK3fcSZT8KtWb71TnsJiXh3GcnbAcFTzp</text:p>
          </table:table-cell>
          <table:table-cell table:style-name="ce8" office:value-type="string" calcext:value-type="string">
            <text:p>36778457249478</text:p>
          </table:table-cell>
          <table:table-cell table:style-name="ce8" office:value-type="string" calcext:value-type="string">
            <text:p>REF</text:p>
          </table:table-cell>
          <table:table-cell table:number-columns-repeated="2"/>
          <table:table-cell table:style-name="ce6" office:value-type="string" calcext:value-type="string">
            <text:p>linkdropping.near</text:p>
          </table:table-cell>
          <table:table-cell table:number-columns-repeated="5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54a698eae4063a944e673debe90a0287fdc278250179e3c1d580ec418f36e79b</text:p>
          </table:table-cell>
          <table:table-cell table:style-name="ce6" office:value-type="string" calcext:value-type="string">
            <text:p>Generate account &amp; claim name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FzfAU2MWTj76L3jRWo6wYQSmj1WR6GdHZNZZ5fKfVUjm</text:p>
          </table:table-cell>
          <table:table-cell table:style-name="ce7" table:number-columns-repeated="2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ar</text:p>
          </table:table-cell>
          <table:table-cell table:style-name="ce6" office:value-type="string" calcext:value-type="string">
            <text:p>Linkdrops - Create account and claim lindrop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CTcpV8AeLQJb5k96KptB19MnXetxCQrcNPpiSAmkCN92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Linkdrops - Send single linkdrop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5KzsCLAHgMxAgH1pMP8tukJx9VCZRhmG4mMrY2L7vpp8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Lockups - Cliff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5wYrKfHw2YvkDbVQhXgwhhvafWuH14jYHgzupLpohhHj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Lockups - Linear release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CjfskDGyEM9xFBtuZeNpBmrQH3hHWk9oW3Gh2r3Uiw63​​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f-payouts.near</text:p>
          </table:table-cell>
          <table:table-cell table:style-name="ce6" office:value-type="string" calcext:value-type="string">
            <text:p>Lockups - Linear release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G6FmVfqrjNxqkwtkzAkPFkUJT5XEo7DzYbwKciPtKZb4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Lockups - Linear release</text:p>
          </table:table-cell>
          <table:table-cell table:style-name="ce7" table:number-columns-repeated="4"/>
          <table:table-cell table:style-name="ce6"/>
          <table:table-cell table:style-name="ce2"/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Multisend - Deposit &amp; send from wallet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FGqb2JzR1gVo1CzP2DynWWprH1qSwpLPxE4xbETU8KrB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Multisend - Deposit to app balance</text:p>
          </table:table-cell>
          <table:table-cell table:style-name="ce8" office:value-type="string" calcext:value-type="string">
            <text:p>1646729098988228400</text:p>
          </table:table-cell>
          <table:table-cell table:style-name="ce8" office:value-type="string" calcext:value-type="string">
            <text:p>2022-03-08 08:44:58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997157</text:p>
          </table:table-cell>
          <table:table-cell table:style-name="ce6" office:value-type="string" calcext:value-type="string">
            <text:p>{}</text:p>
          </table:table-cell>
          <table:table-cell table:style-name="ce2" office:value-type="string" calcext:value-type="string">
            <text:p>2Qg8p6xcr7WW3c2UUybipn7vKjdtqzU45fxXnw1gERxW</text:p>
          </table:table-cell>
          <table:table-cell table:style-name="ce8" office:value-type="string" calcext:value-type="string">
            <text:p>20000000000000000000000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multisender.app.near</text:p>
          </table:table-cell>
          <table:table-cell table:number-columns-repeated="5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Multisend - Send from app balance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G6BeJHJqZuYG1At2KUgxEqduNApZAyZaguHcws1vQ9tk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fendowment03.near</text:p>
          </table:table-cell>
          <table:table-cell table:style-name="ce6" office:value-type="string" calcext:value-type="string">
            <text:p>Multisig - Confirm and execute request</text:p>
          </table:table-cell>
          <table:table-cell table:style-name="ce7"/>
          <table:table-cell table:style-name="ce10"/>
          <table:table-cell table:style-name="ce7" office:value-type="string" calcext:value-type="string">
            <text:p>nfendowment03.near</text:p>
          </table:table-cell>
          <table:table-cell table:style-name="ce7"/>
          <table:table-cell table:style-name="ce6" office:value-type="string" calcext:value-type="string">
            <text:p>{</text:p>
            <text:p>  "request_id": 21</text:p>
            <text:p>}</text:p>
          </table:table-cell>
          <table:table-cell table:style-name="ce2" office:value-type="string" calcext:value-type="string">
            <text:p>92NuXA65D2aizjE8iWYAadj3vyuztAsWHLtKJHQE6wXE</text:p>
          </table:table-cell>
          <table:table-cell table:style-name="ce13" office:value-type="float" office:value="8E+028" calcext:value-type="float">
            <text:p>8.00E+28</text:p>
          </table:table-cell>
          <table:table-cell table:style-name="ce7" office:value-type="string" calcext:value-type="string">
            <text:p>NEAR</text:p>
          </table:table-cell>
          <table:table-cell table:style-name="ce5" table:number-columns-repeated="2"/>
          <table:table-cell table:style-name="ce6" office:value-type="string" calcext:value-type="string">
            <text:p>sweat_treasury.near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nfendowment01.near</text:p>
          </table:table-cell>
          <table:table-cell table:style-name="ce6" office:value-type="string" calcext:value-type="string">
            <text:p>Multisig - Confirm and execute request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51xpbsT2Uinebop1uA68QDu2Rf2PymqgRUDny9tmLN1u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Non-Fungible tokens - Buy &amp; Receive NFT</text:p>
          </table:table-cell>
          <table:table-cell table:style-name="ce8" office:value-type="string" calcext:value-type="string">
            <text:p>1646727972821254000</text:p>
          </table:table-cell>
          <table:table-cell table:style-name="ce8" office:value-type="string" calcext:value-type="string">
            <text:p>2022-03-08 08:26:12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996259</text:p>
          </table:table-cell>
          <table:table-cell table:style-name="ce6" office:value-type="string" calcext:value-type="string">
            <text:p>{"token_series_id":"288084","receiver_id":"newafro.near"}</text:p>
          </table:table-cell>
          <table:table-cell table:style-name="ce2" office:value-type="string" calcext:value-type="string">
            <text:p>4H8igWBSUo5DR74jBbmq4vpKAvcjanTJ5Ep6VaASiP1j</text:p>
          </table:table-cell>
          <table:table-cell table:style-name="ce8" office:value-type="string" calcext:value-type="string">
            <text:p>1128000000000000000000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x.paras.nea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Non-Fungible tokens - Send NFT</text:p>
          </table:table-cell>
          <table:table-cell table:style-name="ce8" office:value-type="string" calcext:value-type="string">
            <text:p>1646728098522199300</text:p>
          </table:table-cell>
          <table:table-cell table:style-name="ce8" office:value-type="string" calcext:value-type="string">
            <text:p>2022-03-08 08:28:18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996361</text:p>
          </table:table-cell>
          <table:table-cell table:style-name="ce6" office:value-type="string" calcext:value-type="string">
            <text:p>{"token_id":"288084:56","receiver_id":"linkdropping.near"}</text:p>
          </table:table-cell>
          <table:table-cell table:style-name="ce2" office:value-type="string" calcext:value-type="string">
            <text:p>7txqVCimDiP6zcFVYUbKXMGvVLQq9HKiEeu7K1s3gebL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x.paras.near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6" office:value-type="string" calcext:value-type="string">
            <text:p>Rainbow bridge - Receive NEAR from Aurora mainnet</text:p>
          </table:table-cell>
          <table:table-cell table:style-name="ce7" table:number-columns-repeated="4"/>
          <table:table-cell table:style-name="ce6"/>
          <table:table-cell table:style-name="ce2"/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2"/>
          <table:table-cell table:style-name="ce6" office:value-type="string" calcext:value-type="string">
            <text:p>Rainbow bridge - Receive NEAR from Ethereum mainnet</text:p>
          </table:table-cell>
          <table:table-cell table:style-name="ce7" table:number-columns-repeated="4"/>
          <table:table-cell table:style-name="ce6"/>
          <table:table-cell table:style-name="ce2"/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Rainbow bridge - Send NEAR from NEAR to Aurora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5i3cbbnAWpPT2NZL1hsyUPjjLMJqvUTf1fnRcccAJnJV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Rainbow bridge - Send NEAR from NEAR to Ethereum mainnet</text:p>
          </table:table-cell>
          <table:table-cell table:style-name="ce8" office:value-type="string" calcext:value-type="string">
            <text:p>1646734639664804900</text:p>
          </table:table-cell>
          <table:table-cell table:style-name="ce8" office:value-type="string" calcext:value-type="string">
            <text:p>2022-03-08 10:17:19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1001616</text:p>
          </table:table-cell>
          <table:table-cell table:style-name="ce6" office:value-type="string" calcext:value-type="string">
            <text:p>{"eth_recipient":"b252C12d12f71726455eaA22f9c0ae2FF450d06A"}</text:p>
          </table:table-cell>
          <table:table-cell table:style-name="ce2" office:value-type="string" calcext:value-type="string">
            <text:p>6MYAXgsTZMdcdizxU27FfJzsfkcRSRmJsC4a2DHQf1ae</text:p>
          </table:table-cell>
          <table:table-cell table:style-name="ce8" office:value-type="string" calcext:value-type="string">
            <text:p>10000000000000000000000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e-near.near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6" office:value-type="string" calcext:value-type="string">
            <text:p>Receive NEAR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/>
            <text:p>ABMgV1tA88oVuJtc2n9r9xvBMiwQtmaFrwUNKowqFiqD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Send NEAR</text:p>
          </table:table-cell>
          <table:table-cell table:style-name="ce8" office:value-type="string" calcext:value-type="string">
            <text:p>1646393741659302000</text:p>
          </table:table-cell>
          <table:table-cell table:style-name="ce8" office:value-type="string" calcext:value-type="string">
            <text:p>2022-03-04 11:35:41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729636</text:p>
          </table:table-cell>
          <table:table-cell table:style-name="ce6"/>
          <table:table-cell table:style-name="ce2" office:value-type="string" calcext:value-type="string">
            <text:p>Wc15ScL3hVMJB1EPymmgQ1JwaE14ejpTbPBP2guGDFf</text:p>
          </table:table-cell>
          <table:table-cell table:style-name="ce8" office:value-type="string" calcext:value-type="string">
            <text:p>5000000000000000000000000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linkdropping.near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6" office:value-type="string" calcext:value-type="string">
            <text:p>Staking - Finalize withdraw from validator</text:p>
          </table:table-cell>
          <table:table-cell table:style-name="ce7" table:number-columns-repeated="4"/>
          <table:table-cell table:style-name="ce6"/>
          <table:table-cell table:style-name="ce2"/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Staking - Initiate unstake release from validator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Aga3Kfp7KZzXjamL3iH1EJSqdaj77aE4J53Vsz4busGq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Staking - Stake with validator</text:p>
          </table:table-cell>
          <table:table-cell table:style-name="ce7" table:number-columns-repeated="4"/>
          <table:table-cell table:style-name="ce6"/>
          <table:table-cell table:style-name="ce2" office:value-type="string" calcext:value-type="string">
            <text:p>5VU8Jk6avWa6GVo9SaAiATrZB9ruz8xVCEN2QLHK5Xk8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newafro.near</text:p>
          </table:table-cell>
          <table:table-cell table:style-name="ce6" office:value-type="string" calcext:value-type="string">
            <text:p>WRAP NEAR</text:p>
          </table:table-cell>
          <table:table-cell table:style-name="ce8" office:value-type="string" calcext:value-type="string">
            <text:p>1646393979990203000</text:p>
          </table:table-cell>
          <table:table-cell table:style-name="ce8" office:value-type="string" calcext:value-type="string">
            <text:p>2022-03-04 11:39:39</text:p>
          </table:table-cell>
          <table:table-cell table:style-name="ce8" office:value-type="string" calcext:value-type="string">
            <text:p>newafro.near</text:p>
          </table:table-cell>
          <table:table-cell table:style-name="ce8" office:value-type="string" calcext:value-type="string">
            <text:p>60729827</text:p>
          </table:table-cell>
          <table:table-cell table:style-name="ce6" office:value-type="string" calcext:value-type="string">
            <text:p>{}</text:p>
          </table:table-cell>
          <table:table-cell table:style-name="ce2" office:value-type="string" calcext:value-type="string">
            <text:p>CnG41PfjS1omzY1bWFEhSWh811w3zWZqsZm8M85ppGr1</text:p>
          </table:table-cell>
          <table:table-cell table:style-name="ce8" office:value-type="string" calcext:value-type="string">
            <text:p>1000000000000000000000000</text:p>
          </table:table-cell>
          <table:table-cell table:style-name="ce8" office:value-type="string" calcext:value-type="string">
            <text:p>NEAR</text:p>
          </table:table-cell>
          <table:table-cell table:number-columns-repeated="2"/>
          <table:table-cell table:style-name="ce6" office:value-type="string" calcext:value-type="string">
            <text:p>wrap.nea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andomtesting123.near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2" office:value-type="string" calcext:value-type="string">
            <text:p>8RseEcN7VH5Y1W7chh8Akr9Xzcpmoq7wcihgJ28xJ72c</text:p>
          </table:table-cell>
          <table:table-cell table:style-name="ce8"/>
          <table:table-cell table:style-name="ce7"/>
          <table:table-cell table:style-name="ce5" table:number-columns-repeated="2"/>
          <table:table-cell table:style-name="ce6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1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2"/>
          <table:table-cell table:style-name="ce14"/>
          <table:table-cell table:style-name="ce3" table:number-columns-repeated="9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3" table:number-columns-repeated="18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1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12"/>
          <table:table-cell table:style-name="ce5" table:number-columns-repeated="8"/>
          <table:table-cell table:number-columns-repeated="998"/>
        </table:table-row>
        <table:table-row table:style-name="ro1" table:number-rows-repeated="2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1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1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12"/>
          <table:table-cell table:style-name="ce5" table:number-columns-repeated="8"/>
          <table:table-cell table:number-columns-repeated="998"/>
        </table:table-row>
        <table:table-row table:style-name="ro1" table:number-rows-repeated="4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1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1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12"/>
          <table:table-cell table:style-name="ce5" table:number-columns-repeated="8"/>
          <table:table-cell table:number-columns-repeated="998"/>
        </table:table-row>
        <table:table-row table:style-name="ro1" table:number-rows-repeated="2">
          <table:table-cell table:style-name="ce3" table:number-columns-repeated="2"/>
          <table:table-cell table:style-name="ce9"/>
          <table:table-cell table:style-name="ce11"/>
          <table:table-cell table:style-name="ce3"/>
          <table:table-cell table:style-name="ce12"/>
          <table:table-cell table:style-name="ce3" table:number-columns-repeated="12"/>
          <table:table-cell table:style-name="ce5" table:number-columns-repeated="8"/>
          <table:table-cell table:number-columns-repeated="998"/>
        </table:table-row>
        <table:table-row table:style-name="ro1" table:number-rows-repeated="28">
          <table:table-cell table:style-name="ce4" table:number-columns-repeated="2"/>
          <table:table-cell table:style-name="ce5" table:number-columns-repeated="4"/>
          <table:table-cell table:style-name="ce4" table:number-columns-repeated="2"/>
          <table:table-cell table:style-name="ce5" table:number-columns-repeated="4"/>
          <table:table-cell table:style-name="ce4"/>
          <table:table-cell table:style-name="ce5" table:number-columns-repeated="13"/>
          <table:table-cell table:number-columns-repeated="998"/>
        </table:table-row>
        <table:table-row table:style-name="ro1" table:number-rows-repeated="895">
          <table:table-cell table:style-name="ce5"/>
          <table:table-cell table:style-name="ce4"/>
          <table:table-cell table:style-name="ce5" table:number-columns-repeated="4"/>
          <table:table-cell table:style-name="ce4" table:number-columns-repeated="2"/>
          <table:table-cell table:style-name="ce5" table:number-columns-repeated="4"/>
          <table:table-cell table:style-name="ce4"/>
          <table:table-cell table:style-name="ce5" table:number-columns-repeated="13"/>
          <table:table-cell table:number-columns-repeated="998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xpectedOutput.A2:expectedOutput.A44 expectedOutput.H2:expectedOutput.H44">
            <calcext:condition calcext:apply-style-name="ConditionalStyle_1" calcext:value="formula-is(LEN(TRIM([.A2]))=0)" calcext:base-cell-address="expectedOutput.A2"/>
          </calcext:conditional-format>
          <calcext:conditional-format calcext:target-range-address="expectedOutput.A2:expectedOutput.J44 expectedOutput.M2:expectedOutput.M44">
            <calcext:condition calcext:apply-style-name="ConditionalStyle_2" calcext:value="formula-is(LEN(TRIM([.A2]))=0)" calcext:base-cell-address="expectedOutput.A2"/>
          </calcext:conditional-format>
        </calcext:conditional-formats>
      </table:table>
      <table:table table:name="notes" table:style-name="ta2">
        <table:table-column table:style-name="co1" table:number-columns-repeated="1024" table:default-cell-style-name="Default"/>
        <table:table-row table:style-name="ro1">
          <table:table-cell table:style-name="ce16" office:value-type="string" calcext:value-type="string">
            <text:p><text:a xlink:href="https://near-foundation.atlassian.net/jira/software/c/projects/TTA/boards/5?modal=detail&amp;selectedIssue=TTA-22" xlink:type="simple">See https://near-foundation.atlassian.net/jira/software/c/projects/TTA/boards/5?modal=detail&amp;selectedIssue=TTA-22 </text:a></text:p>
          </table:table-cell>
          <table:table-cell table:style-name="ce17"/>
          <table:table-cell table:style-name="ce1" table:number-columns-repeated="4"/>
          <table:table-cell table:style-name="ce17" table:number-columns-repeated="2"/>
          <table:table-cell table:style-name="ce1" table:number-columns-repeated="4"/>
          <table:table-cell table:style-name="ce17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6" office:value-type="string" calcext:value-type="string">
            <text:p><text:a xlink:href="https://docs.google.com/spreadsheets/d/1M1VfPSM0yRsV2hzWByWsLv9KCvUd5gPKn7qex7Bs72o/edit#gid=1637040650" xlink:type="simple">See also https://docs.google.com/spreadsheets/d/1M1VfPSM0yRsV2hzWByWsLv9KCvUd5gPKn7qex7Bs72o/edit#gid=1637040650</text:a></text:p>
          </table:table-cell>
          <table:table-cell table:style-name="ce17"/>
          <table:table-cell table:style-name="ce1" table:number-columns-repeated="4"/>
          <table:table-cell table:style-name="ce17" table:number-columns-repeated="2"/>
          <table:table-cell table:style-name="ce1" table:number-columns-repeated="4"/>
          <table:table-cell table:style-name="ce17"/>
          <table:table-cell table:style-name="ce1" table:number-columns-repeated="13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Ryan Walsh also has some hidden sheets in this file, but they might not be useful anymore.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" table:style-name="ta3">
        <table:table-column table:style-name="co5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17" office:value-type="string" calcext:value-type="string">
            <text:p>signer_account_id</text:p>
          </table:table-cell>
          <table:table-cell table:style-name="ce17" office:value-type="string" calcext:value-type="string">
            <text:p>receiver_account_id</text:p>
          </table:table-cell>
          <table:table-cell table:style-name="ce17" office:value-type="string" calcext:value-type="string">
            <text:p>account_id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2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3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4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5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6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7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8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9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10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11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12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13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14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#REF!;[$'sql results'.$A$1:.$A$900];0);MATCH([.A$1];[$'sql results'.$A$1:.$I$1];0))" office:value-type="string" office:string-value="" calcext:value-type="error">
            <text:p>Err:504</text:p>
          </table:table-cell>
          <table:table-cell table:style-name="ce5" table:number-matrix-columns-spanned="1" table:number-matrix-rows-spanned="1" table:formula="of:=INDEX([$'sql results'.$A$1:.$I$900];MATCH(#REF!;[$'sql results'.$A$1:.$A$900];0);MATCH([.B$1];[$'sql results'.$A$1:.$I$1];0))" office:value-type="string" office:string-value="" calcext:value-type="error">
            <text:p>Err:504</text:p>
          </table:table-cell>
          <table:table-cell table:style-name="ce15" table:formula="of:=IFERROR([.A15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2];[$'sql results'.$A$1:.$A$900];0);MATCH([.B$1];[$'sql results'.$A$1:.$I$1];0))" office:value-type="string" office:string-value="newafro.near" calcext:value-type="string">
            <text:p>newafro.near</text:p>
          </table:table-cell>
          <table:table-cell table:style-name="ce15" table:formula="of:=IFERROR([.A16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3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3];[$'sql results'.$A$1:.$A$900];0);MATCH([.B$1];[$'sql results'.$A$1:.$I$1];0))" office:value-type="string" office:string-value="newafro.near" calcext:value-type="string">
            <text:p>newafro.near</text:p>
          </table:table-cell>
          <table:table-cell table:style-name="ce15" table:formula="of:=IFERROR([.A17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4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4];[$'sql results'.$A$1:.$A$900];0);MATCH([.B$1];[$'sql results'.$A$1:.$I$1];0))" office:value-type="string" office:string-value="test-dao-bro.sputnik-dao.near" calcext:value-type="string">
            <text:p>test-dao-bro.sputnik-dao.near</text:p>
          </table:table-cell>
          <table:table-cell table:style-name="ce15" table:formula="of:=IFERROR([.A18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5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5];[$'sql results'.$A$1:.$A$900];0);MATCH([.B$1];[$'sql results'.$A$1:.$I$1];0))" office:value-type="string" office:string-value="test-dao-bro.sputnik-dao.near" calcext:value-type="string">
            <text:p>test-dao-bro.sputnik-dao.near</text:p>
          </table:table-cell>
          <table:table-cell table:style-name="ce15" table:formula="of:=IFERROR([.A19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6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6];[$'sql results'.$A$1:.$A$900];0);MATCH([.B$1];[$'sql results'.$A$1:.$I$1];0))" office:value-type="string" office:string-value="sputnik-dao.near" calcext:value-type="string">
            <text:p>sputnik-dao.near</text:p>
          </table:table-cell>
          <table:table-cell table:style-name="ce15" table:formula="of:=IFERROR([.A20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7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7];[$'sql results'.$A$1:.$A$900];0);MATCH([.B$1];[$'sql results'.$A$1:.$I$1];0))" office:value-type="string" office:string-value="test-dao-bro.sputnik-dao.near" calcext:value-type="string">
            <text:p>test-dao-bro.sputnik-dao.near</text:p>
          </table:table-cell>
          <table:table-cell table:style-name="ce15" table:formula="of:=IFERROR([.A21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8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8];[$'sql results'.$A$1:.$A$900];0);MATCH([.B$1];[$'sql results'.$A$1:.$I$1];0))" office:value-type="string" office:string-value="v2.ref-farming.near" calcext:value-type="string">
            <text:p>v2.ref-farming.near</text:p>
          </table:table-cell>
          <table:table-cell table:style-name="ce15" table:formula="of:=IFERROR([.A22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9];[$'sql results'.$A$1:.$A$900];0);MATCH([.A$1];[$'sql results'.$A$1:.$I$1];0))" office:value-type="string" office:string-value="" calcext:value-type="error">
            <text:p>#N/A</text:p>
          </table:table-cell>
          <table:table-cell table:style-name="ce5" table:number-matrix-columns-spanned="1" table:number-matrix-rows-spanned="1" table:formula="of:=INDEX([$'sql results'.$A$1:.$I$900];MATCH([$expectedOutput.$H9];[$'sql results'.$A$1:.$A$900];0);MATCH([.B$1];[$'sql results'.$A$1:.$I$1];0))" office:value-type="string" office:string-value="" calcext:value-type="error">
            <text:p>#N/A</text:p>
          </table:table-cell>
          <table:table-cell table:style-name="ce15" table:formula="of:=IFERROR([.A23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10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10];[$'sql results'.$A$1:.$A$900];0);MATCH([.B$1];[$'sql results'.$A$1:.$I$1];0))" office:value-type="string" office:string-value="v2.ref-finance.near" calcext:value-type="string">
            <text:p>v2.ref-finance.near</text:p>
          </table:table-cell>
          <table:table-cell table:style-name="ce15" table:formula="of:=IFERROR([.A24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11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11];[$'sql results'.$A$1:.$A$900];0);MATCH([.B$1];[$'sql results'.$A$1:.$I$1];0))" office:value-type="string" office:string-value="v2.ref-farming.near" calcext:value-type="string">
            <text:p>v2.ref-farming.near</text:p>
          </table:table-cell>
          <table:table-cell table:style-name="ce15" table:formula="of:=IFERROR([.A25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12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12];[$'sql results'.$A$1:.$A$900];0);MATCH([.B$1];[$'sql results'.$A$1:.$I$1];0))" office:value-type="string" office:string-value="v2.ref-farming.near" calcext:value-type="string">
            <text:p>v2.ref-farming.near</text:p>
          </table:table-cell>
          <table:table-cell table:style-name="ce15" table:formula="of:=IFERROR([.A26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13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13];[$'sql results'.$A$1:.$A$900];0);MATCH([.B$1];[$'sql results'.$A$1:.$I$1];0))" office:value-type="string" office:string-value="a0b86991c6218b36c1d19d4a2e9eb0ce3606eb48.factory.bridge.near" calcext:value-type="string">
            <text:p>a0b86991c6218b36c1d19d4a2e9eb0ce3606eb48.factory.bridge.near</text:p>
          </table:table-cell>
          <table:table-cell table:style-name="ce15" table:formula="of:=IFERROR([.A27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14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14];[$'sql results'.$A$1:.$A$900];0);MATCH([.B$1];[$'sql results'.$A$1:.$I$1];0))" office:value-type="string" office:string-value="wrap.near" calcext:value-type="string">
            <text:p>wrap.near</text:p>
          </table:table-cell>
          <table:table-cell table:style-name="ce15" table:formula="of:=IFERROR([.A28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15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15];[$'sql results'.$A$1:.$A$900];0);MATCH([.B$1];[$'sql results'.$A$1:.$I$1];0))" office:value-type="string" office:string-value="v2.ref-finance.near" calcext:value-type="string">
            <text:p>v2.ref-finance.near</text:p>
          </table:table-cell>
          <table:table-cell table:style-name="ce15" table:formula="of:=IFERROR([.A29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16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16];[$'sql results'.$A$1:.$A$900];0);MATCH([.B$1];[$'sql results'.$A$1:.$I$1];0))" office:value-type="string" office:string-value="xtoken.ref-finance.near" calcext:value-type="string">
            <text:p>xtoken.ref-finance.near</text:p>
          </table:table-cell>
          <table:table-cell table:style-name="ce15" table:formula="of:=IFERROR([.A30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17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17];[$'sql results'.$A$1:.$A$900];0);MATCH([.B$1];[$'sql results'.$A$1:.$I$1];0))" office:value-type="string" office:string-value="token.v2.ref-finance.near" calcext:value-type="string">
            <text:p>token.v2.ref-finance.near</text:p>
          </table:table-cell>
          <table:table-cell table:style-name="ce15" table:formula="of:=IFERROR([.A31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18];[$'sql results'.$A$1:.$A$900];0);MATCH([.A$1];[$'sql results'.$A$1:.$I$1];0))" office:value-type="string" office:string-value="" calcext:value-type="error">
            <text:p>#N/A</text:p>
          </table:table-cell>
          <table:table-cell table:style-name="ce5" table:number-matrix-columns-spanned="1" table:number-matrix-rows-spanned="1" table:formula="of:=INDEX([$'sql results'.$A$1:.$I$900];MATCH([$expectedOutput.$H18];[$'sql results'.$A$1:.$A$900];0);MATCH([.B$1];[$'sql results'.$A$1:.$I$1];0))" office:value-type="string" office:string-value="" calcext:value-type="error">
            <text:p>#N/A</text:p>
          </table:table-cell>
          <table:table-cell table:style-name="ce15" table:formula="of:=IFERROR([.A32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19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19];[$'sql results'.$A$1:.$A$900];0);MATCH([.B$1];[$'sql results'.$A$1:.$I$1];0))" office:value-type="string" office:string-value="token.v2.ref-finance.near" calcext:value-type="string">
            <text:p>token.v2.ref-finance.near</text:p>
          </table:table-cell>
          <table:table-cell table:style-name="ce15" table:formula="of:=IFERROR([.A33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0];[$'sql results'.$A$1:.$A$900];0);MATCH([.A$1];[$'sql results'.$A$1:.$I$1];0))" office:value-type="string" office:string-value="54a698eae4063a944e673debe90a0287fdc278250179e3c1d580ec418f36e79b" calcext:value-type="string">
            <text:p>54a698eae4063a944e673debe90a0287fdc278250179e3c1d580ec418f36e79b</text:p>
          </table:table-cell>
          <table:table-cell table:style-name="ce5" table:number-matrix-columns-spanned="1" table:number-matrix-rows-spanned="1" table:formula="of:=INDEX([$'sql results'.$A$1:.$I$900];MATCH([$expectedOutput.$H20];[$'sql results'.$A$1:.$A$900];0);MATCH([.B$1];[$'sql results'.$A$1:.$I$1];0))" office:value-type="string" office:string-value="near" calcext:value-type="string">
            <text:p>near</text:p>
          </table:table-cell>
          <table:table-cell table:style-name="ce15" table:formula="of:=IFERROR([.A34];&quot;&quot;)" office:value-type="string" office:string-value="54a698eae4063a944e673debe90a0287fdc278250179e3c1d580ec418f36e79b" calcext:value-type="string">
            <text:p>54a698eae4063a944e673debe90a0287fdc278250179e3c1d580ec418f36e79b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1];[$'sql results'.$A$1:.$A$900];0);MATCH([.A$1];[$'sql results'.$A$1:.$I$1];0))" office:value-type="string" office:string-value="near" calcext:value-type="string">
            <text:p>near</text:p>
          </table:table-cell>
          <table:table-cell table:style-name="ce5" table:number-matrix-columns-spanned="1" table:number-matrix-rows-spanned="1" table:formula="of:=INDEX([$'sql results'.$A$1:.$I$900];MATCH([$expectedOutput.$H21];[$'sql results'.$A$1:.$A$900];0);MATCH([.B$1];[$'sql results'.$A$1:.$I$1];0))" office:value-type="string" office:string-value="near" calcext:value-type="string">
            <text:p>near</text:p>
          </table:table-cell>
          <table:table-cell table:style-name="ce15" table:formula="of:=IFERROR([.A35];&quot;&quot;)" office:value-type="string" office:string-value="near" calcext:value-type="string">
            <text:p>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2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22];[$'sql results'.$A$1:.$A$900];0);MATCH([.B$1];[$'sql results'.$A$1:.$I$1];0))" office:value-type="string" office:string-value="near" calcext:value-type="string">
            <text:p>near</text:p>
          </table:table-cell>
          <table:table-cell table:style-name="ce15" table:formula="of:=IFERROR([.A36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3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23];[$'sql results'.$A$1:.$A$900];0);MATCH([.B$1];[$'sql results'.$A$1:.$I$1];0))" office:value-type="string" office:string-value="lockup.near" calcext:value-type="string">
            <text:p>lockup.near</text:p>
          </table:table-cell>
          <table:table-cell table:style-name="ce15" table:formula="of:=IFERROR([.A37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4];[$'sql results'.$A$1:.$A$900];0);MATCH([.A$1];[$'sql results'.$A$1:.$I$1];0))" office:value-type="string" office:string-value="" calcext:value-type="error">
            <text:p>#N/A</text:p>
          </table:table-cell>
          <table:table-cell table:style-name="ce5" table:number-matrix-columns-spanned="1" table:number-matrix-rows-spanned="1" table:formula="of:=INDEX([$'sql results'.$A$1:.$I$900];MATCH([$expectedOutput.$H24];[$'sql results'.$A$1:.$A$900];0);MATCH([.B$1];[$'sql results'.$A$1:.$I$1];0))" office:value-type="string" office:string-value="" calcext:value-type="error">
            <text:p>#N/A</text:p>
          </table:table-cell>
          <table:table-cell table:style-name="ce15" table:formula="of:=IFERROR([.A38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5];[$'sql results'.$A$1:.$A$900];0);MATCH([.A$1];[$'sql results'.$A$1:.$I$1];0))" office:value-type="string" office:string-value="nf-payouts.near" calcext:value-type="string">
            <text:p>nf-payouts.near</text:p>
          </table:table-cell>
          <table:table-cell table:style-name="ce5" table:number-matrix-columns-spanned="1" table:number-matrix-rows-spanned="1" table:formula="of:=INDEX([$'sql results'.$A$1:.$I$900];MATCH([$expectedOutput.$H25];[$'sql results'.$A$1:.$A$900];0);MATCH([.B$1];[$'sql results'.$A$1:.$I$1];0))" office:value-type="string" office:string-value="lockup.near" calcext:value-type="string">
            <text:p>lockup.near</text:p>
          </table:table-cell>
          <table:table-cell table:style-name="ce15" table:formula="of:=IFERROR([.A39];&quot;&quot;)" office:value-type="string" office:string-value="nf-payouts.near" calcext:value-type="string">
            <text:p>nf-payouts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6];[$'sql results'.$A$1:.$A$900];0);MATCH([.A$1];[$'sql results'.$A$1:.$I$1];0))" office:value-type="string" office:string-value="" calcext:value-type="error">
            <text:p>#N/A</text:p>
          </table:table-cell>
          <table:table-cell table:style-name="ce5" table:number-matrix-columns-spanned="1" table:number-matrix-rows-spanned="1" table:formula="of:=INDEX([$'sql results'.$A$1:.$I$900];MATCH([$expectedOutput.$H26];[$'sql results'.$A$1:.$A$900];0);MATCH([.B$1];[$'sql results'.$A$1:.$I$1];0))" office:value-type="string" office:string-value="" calcext:value-type="error">
            <text:p>#N/A</text:p>
          </table:table-cell>
          <table:table-cell table:style-name="ce15" table:formula="of:=IFERROR([.A40];&quot;&quot;)">
            <text:p/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7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27];[$'sql results'.$A$1:.$A$900];0);MATCH([.B$1];[$'sql results'.$A$1:.$I$1];0))" office:value-type="string" office:string-value="multisender.app.near" calcext:value-type="string">
            <text:p>multisender.app.near</text:p>
          </table:table-cell>
          <table:table-cell table:style-name="ce15" table:formula="of:=IFERROR([.A41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8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28];[$'sql results'.$A$1:.$A$900];0);MATCH([.B$1];[$'sql results'.$A$1:.$I$1];0))" office:value-type="string" office:string-value="multisender.app.near" calcext:value-type="string">
            <text:p>multisender.app.near</text:p>
          </table:table-cell>
          <table:table-cell table:style-name="ce15" table:formula="of:=IFERROR([.A42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29];[$'sql results'.$A$1:.$A$900];0);MATCH([.A$1];[$'sql results'.$A$1:.$I$1];0))" office:value-type="string" office:string-value="newafro.near" calcext:value-type="string">
            <text:p>newafro.near</text:p>
          </table:table-cell>
          <table:table-cell table:style-name="ce5" table:number-matrix-columns-spanned="1" table:number-matrix-rows-spanned="1" table:formula="of:=INDEX([$'sql results'.$A$1:.$I$900];MATCH([$expectedOutput.$H29];[$'sql results'.$A$1:.$A$900];0);MATCH([.B$1];[$'sql results'.$A$1:.$I$1];0))" office:value-type="string" office:string-value="multisender.app.near" calcext:value-type="string">
            <text:p>multisender.app.near</text:p>
          </table:table-cell>
          <table:table-cell table:style-name="ce15" table:formula="of:=IFERROR([.A43];&quot;&quot;)" office:value-type="string" office:string-value="newafro.near" calcext:value-type="string">
            <text:p>newafro.near</text:p>
          </table:table-cell>
          <table:table-cell table:number-columns-repeated="1021"/>
        </table:table-row>
        <table:table-row table:style-name="ro1">
          <table:table-cell table:style-name="ce5" table:number-matrix-columns-spanned="1" table:number-matrix-rows-spanned="1" table:formula="of:=INDEX([$'sql results'.$A$1:.$I$900];MATCH([$expectedOutput.$H30];[$'sql results'.$A$1:.$A$900];0);MATCH([.A$1];[$'sql results'.$A$1:.$I$1];0))" office:value-type="string" office:string-value="nfendowment03.near" calcext:value-type="string">
            <text:p>nfendowment03.near</text:p>
          </table:table-cell>
          <table:table-cell table:style-name="ce5" table:number-matrix-columns-spanned="1" table:number-matrix-rows-spanned="1" table:formula="of:=INDEX([$'sql results'.$A$1:.$I$900];MATCH([$expectedOutput.$H30];[$'sql results'.$A$1:.$A$900];0);MATCH([.B$1];[$'sql results'.$A$1:.$I$1];0))" office:value-type="string" office:string-value="nfendowment03.near" calcext:value-type="string">
            <text:p>nfendowment03.near</text:p>
          </table:table-cell>
          <table:table-cell table:style-name="ce15" table:formula="of:=IFERROR([.A44];&quot;&quot;)" office:value-type="string" office:string-value="nfendowment03.near" calcext:value-type="string">
            <text:p>nfendowment03.near</text:p>
          </table:table-cell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ql results" table:style-name="ta4"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7" office:value-type="string" calcext:value-type="string">
            <text:p>tx hash</text:p>
          </table:table-cell>
          <table:table-cell table:style-name="ce17" table:number-columns-repeated="4"/>
          <table:table-cell table:style-name="ce17" office:value-type="string" calcext:value-type="string">
            <text:p>signer_account_id</text:p>
          </table:table-cell>
          <table:table-cell table:style-name="ce17" table:number-columns-repeated="2"/>
          <table:table-cell table:style-name="ce17" office:value-type="string" calcext:value-type="string">
            <text:p>receiver_account_id</text:p>
          </table:table-cell>
          <table:table-cell table:style-name="ce17" table:number-columns-repeated="5"/>
          <table:table-cell table:style-name="ce18" table:number-columns-repeated="12"/>
          <table:table-cell table:number-columns-repeated="998"/>
        </table:table-row>
        <table:table-row table:style-name="ro1">
          <table:table-cell table:style-name="ce4" office:value-type="string" calcext:value-type="string">
            <text:p>CTcpV8AeLQJb5k96KptB19MnXetxCQrcNPpiSAmkCN92</text:p>
          </table:table-cell>
          <table:table-cell table:style-name="ce4" office:value-type="string" calcext:value-type="string">
            <text:p>26feeqNq4M2ykXx1NHTXH6Gp7HhnM6pW1CiWt7w2HS3o</text:p>
          </table:table-cell>
          <table:table-cell table:style-name="ce4" office:value-type="string" calcext:value-type="string">
            <text:p>2oSbC923Wzpqb7aVFKFRQgAEsA1sqo94eFXdf8gxrbc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729479706909005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ed25519:2Cabzt6n1M22C7Si2qQK7EbWa8gNXPebnKXVH7eAKGb9</text:p>
          </table:table-cell>
          <table:table-cell table:style-name="ce4" office:value-type="float" office:value="60997403000001" calcext:value-type="float">
            <text:p>60997403000001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ed25519:4w1E7rkaXsQ4birZCk3weubFQhdcwzjyiztNkhMvmi2nEKX8ZDcAuk8vi3of474nSHqdW6dZPNzHkWrUZyGuzz3D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AJD6sLm8PK6LEq2vRV3zs4GFCqEsc8jdsBtdv7XTEnGm</text:p>
          </table:table-cell>
          <table:table-cell table:style-name="ce4" office:value-type="float" office:value="2428198255816" calcext:value-type="float">
            <text:p>2428198255816</text:p>
          </table:table-cell>
          <table:table-cell table:style-name="ce4" office:value-type="float" office:value="2.428198255816E+020" calcext:value-type="float">
            <text:p>2.42819825581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9jJx747tTb4oqBZqLZa3T12VDXbsCLErDsKQXjpWRi6</text:p>
          </table:table-cell>
          <table:table-cell table:style-name="ce4" office:value-type="string" calcext:value-type="string">
            <text:p>EumKHVAc8mAkeRZWmfZGzM6yxqfMbQYRkRGK3VB6fsoP</text:p>
          </table:table-cell>
          <table:table-cell table:style-name="ce4" office:value-type="string" calcext:value-type="string">
            <text:p>3tRt4abP2T5czVXDyACdBUhsZHwEDmK6WpezSfegsbP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646394318808172501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EHPeimCFYsnn3LnFYsECPBtTdwi5nLnJZzkvgkWnCAx6</text:p>
          </table:table-cell>
          <table:table-cell table:style-name="ce4" office:value-type="float" office:value="60729751000007" calcext:value-type="float">
            <text:p>60729751000007</text:p>
          </table:table-cell>
          <table:table-cell table:style-name="ce4" office:value-type="string" calcext:value-type="string">
            <text:p>a0b86991c6218b36c1d19d4a2e9eb0ce3606eb48.factory.bridge.near</text:p>
          </table:table-cell>
          <table:table-cell table:style-name="ce4" office:value-type="string" calcext:value-type="string">
            <text:p>ed25519:2YJCrVvG9f8B27sJAwjsbU5RPwcR2xYpEe2PZXUrvPY8tyJwJykfNgAYJHgVqoNGrMsWLJVY5AP5Bdb1SNhMMXWW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6US2dPJJFEPkomNUA1HKvnSRfEUBLGNkXJyEHVjLABNk</text:p>
          </table:table-cell>
          <table:table-cell table:style-name="ce4" office:value-type="float" office:value="2428102110654" calcext:value-type="float">
            <text:p>2428102110654</text:p>
          </table:table-cell>
          <table:table-cell table:style-name="ce4" office:value-type="float" office:value="2.428102110654E+020" calcext:value-type="float">
            <text:p>2.428102110654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4H8igWBSUo5DR74jBbmq4vpKAvcjanTJ5Ep6VaASiP1j</text:p>
          </table:table-cell>
          <table:table-cell table:style-name="ce4" office:value-type="string" calcext:value-type="string">
            <text:p>5KwsRRuUdC8BNcry6Nep36fmM2S5PRNEX1BDaUzstHnc</text:p>
          </table:table-cell>
          <table:table-cell table:style-name="ce4" office:value-type="string" calcext:value-type="string">
            <text:p>2NvYTnH86Ykza8kNxjEuSGBTDHFGSKc8P6wVYjnoSSZ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646727971441927782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CyX5mAUQ3R3qmT2LJapmbyMFthVmMXkV13KamesnVcsx</text:p>
          </table:table-cell>
          <table:table-cell table:style-name="ce4" office:value-type="float" office:value="60996094000004" calcext:value-type="float">
            <text:p>60996094000004</text:p>
          </table:table-cell>
          <table:table-cell table:style-name="ce4" office:value-type="string" calcext:value-type="string">
            <text:p>x.paras.near</text:p>
          </table:table-cell>
          <table:table-cell table:style-name="ce4" office:value-type="string" calcext:value-type="string">
            <text:p>ed25519:5Mp6nePaiXUaGjuq9xbS1TfQqZn2HfnBXggYdE1iZnX7cLjoBxvugHzjDGquSuj6EFkJw2AMwvFF3VCMTe2hwx7W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HWdLXQ8sSB2xyv5v5jFwxkJxFdjydmqBC39xSjkAWZSH</text:p>
          </table:table-cell>
          <table:table-cell table:style-name="ce4" office:value-type="float" office:value="2428064099776" calcext:value-type="float">
            <text:p>2428064099776</text:p>
          </table:table-cell>
          <table:table-cell table:style-name="ce4" office:value-type="float" office:value="2.428064099776E+020" calcext:value-type="float">
            <text:p>2.42806409977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HEwRgBMb11z9fzY4b6c4mHNRFAaddYsb63K5mfoNSA7u</text:p>
          </table:table-cell>
          <table:table-cell table:style-name="ce4" office:value-type="string" calcext:value-type="string">
            <text:p>28Bw7ckcNie8NWRcotApFDsdXJo2WtUggtkjekYcJRYk</text:p>
          </table:table-cell>
          <table:table-cell table:style-name="ce4" office:value-type="string" calcext:value-type="string">
            <text:p>BNdAGGFioKym5FdySmvZf6zjxcV6jERcjiRWhvw3iYEJ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395095294836635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EHPeimCFYsnn3LnFYsECPBtTdwi5nLnJZzkvgkWnCAx6</text:p>
          </table:table-cell>
          <table:table-cell table:style-name="ce4" office:value-type="float" office:value="60729751000012" calcext:value-type="float">
            <text:p>60729751000012</text:p>
          </table:table-cell>
          <table:table-cell table:style-name="ce4" office:value-type="string" calcext:value-type="string">
            <text:p>token.v2.ref-finance.near</text:p>
          </table:table-cell>
          <table:table-cell table:style-name="ce4" office:value-type="string" calcext:value-type="string">
            <text:p>ed25519:4nXMchu8AmAPEcq5PirBueJtx7Qjm7FJDFcD8cpHSx5cigLSWp1M6k8yakPEpvCKL3NvyYFXyUpHDYJHVGSMScjE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KGjLkZ1jTvvfbYcDjS4Sr7vumrTGpwPM2nBbXSzhH71</text:p>
          </table:table-cell>
          <table:table-cell table:style-name="ce4" office:value-type="float" office:value="2428075279446" calcext:value-type="float">
            <text:p>2428075279446</text:p>
          </table:table-cell>
          <table:table-cell table:style-name="ce4" office:value-type="float" office:value="2.428075279446E+020" calcext:value-type="float">
            <text:p>2.42807527944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FzfAU2MWTj76L3jRWo6wYQSmj1WR6GdHZNZZ5fKfVUjm</text:p>
          </table:table-cell>
          <table:table-cell table:style-name="ce4" office:value-type="string" calcext:value-type="string">
            <text:p>D9Ghy8K9y5Y2QWpuMMC4ZH3yTLR26Df4cu1K3kixWySH</text:p>
          </table:table-cell>
          <table:table-cell table:style-name="ce4" office:value-type="string" calcext:value-type="string">
            <text:p>9NoPpS2q5Xpwcj6pNNFqjroogWgE15VuiUVvH8mDHba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646393104775468738</text:p>
          </table:table-cell>
          <table:table-cell table:style-name="ce4" office:value-type="string" calcext:value-type="string">
            <text:p>54a698eae4063a944e673debe90a0287fdc278250179e3c1d580ec418f36e79b</text:p>
          </table:table-cell>
          <table:table-cell table:style-name="ce4" office:value-type="string" calcext:value-type="string">
            <text:p>ed25519:5hQyc3zf2UXhEMWbXVyztxdXF5BDXZ9aNJSFftHUHpk6</text:p>
          </table:table-cell>
          <table:table-cell table:style-name="ce4" office:value-type="float" office:value="60728946000001" calcext:value-type="float">
            <text:p>60728946000001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ed25519:3FJuvyyphJxv38g4N3RJhH7rodqD4UBmpRnnz6hAwAYiUZWkj5gdR2xDCqNoLJmm4TgCHMAQ5pHENStnbnLLwdrS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HpMfG5HTjVEmw2PBq7J8tBy9k4pemr1j2emtLaCEu8FW</text:p>
          </table:table-cell>
          <table:table-cell table:style-name="ce4" office:value-type="float" office:value="2428169188674" calcext:value-type="float">
            <text:p>2428169188674</text:p>
          </table:table-cell>
          <table:table-cell table:style-name="ce4" office:value-type="float" office:value="2.428169188674E+020" calcext:value-type="float">
            <text:p>2.428169188674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G6BeJHJqZuYG1At2KUgxEqduNApZAyZaguHcws1vQ9tk</text:p>
          </table:table-cell>
          <table:table-cell table:style-name="ce4" office:value-type="string" calcext:value-type="string">
            <text:p>541x8ZU52FkKYgnQzQ6uEUZ3FsAuNoh2Z5zQbauDxn2Q</text:p>
          </table:table-cell>
          <table:table-cell table:style-name="ce4" office:value-type="string" calcext:value-type="string">
            <text:p>GPD3fJ8T1DD2uBz9o1AKzB2YrfPdZwPdX4dBofRjt29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646729129224262612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4Jp2C8PA3GfWtF8EftwHvshePEBdBSYzVEsUxQMqaLPw</text:p>
          </table:table-cell>
          <table:table-cell table:style-name="ce4" office:value-type="float" office:value="60997094000001" calcext:value-type="float">
            <text:p>60997094000001</text:p>
          </table:table-cell>
          <table:table-cell table:style-name="ce4" office:value-type="string" calcext:value-type="string">
            <text:p>multisender.app.near</text:p>
          </table:table-cell>
          <table:table-cell table:style-name="ce4" office:value-type="string" calcext:value-type="string">
            <text:p>ed25519:5Ja6W71HeiEiE6eZjN7YxjySbgM1rVfh8bX8Kxsz44W2bCcYJdkMR3YnNTfEnJu7Fp8KQd6VLpZv351nVmjBfXqY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znZaVgBnZ7gWHBXGUpp49DRurMpx9behKovpyujPRkP</text:p>
          </table:table-cell>
          <table:table-cell table:style-name="ce4" office:value-type="float" office:value="2428314524384" calcext:value-type="float">
            <text:p>2428314524384</text:p>
          </table:table-cell>
          <table:table-cell table:style-name="ce4" office:value-type="float" office:value="2.428314524384E+020" calcext:value-type="float">
            <text:p>2.428314524384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ga3Kfp7KZzXjamL3iH1EJSqdaj77aE4J53Vsz4busGq</text:p>
          </table:table-cell>
          <table:table-cell table:style-name="ce4" office:value-type="string" calcext:value-type="string">
            <text:p>CbDuMJofpWqmwVq3HzsGqfa9AYZ5VkpdGffRsPA97toU</text:p>
          </table:table-cell>
          <table:table-cell table:style-name="ce4" office:value-type="string" calcext:value-type="string">
            <text:p>6ZcFRjSmd6KuW9g3ZAxJSetJx2X8cwhkumSEmiZUr8p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646729708849195150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8FiezMQHJJxJQrzsfDs7bmWHVACT7ked9N1mHbJMaTsB</text:p>
          </table:table-cell>
          <table:table-cell table:style-name="ce4" office:value-type="float" office:value="60996816000014" calcext:value-type="float">
            <text:p>60996816000014</text:p>
          </table:table-cell>
          <table:table-cell table:style-name="ce4" office:value-type="string" calcext:value-type="string">
            <text:p>stardust.poolv1.near</text:p>
          </table:table-cell>
          <table:table-cell table:style-name="ce4" office:value-type="string" calcext:value-type="string">
            <text:p>ed25519:2gkeNPjEAbAikCLwFcmhDrkdksDb68R6eDixXtD2hKfpg32wW7Lqacr15QRX5PQpoWu2EQdqCSJ95XdnTKhunLoa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43V76aigJJyRPprBj5S472BkRcPoodkbTK33QxWPd6NA</text:p>
          </table:table-cell>
          <table:table-cell table:style-name="ce4" office:value-type="float" office:value="2427950067142" calcext:value-type="float">
            <text:p>2427950067142</text:p>
          </table:table-cell>
          <table:table-cell table:style-name="ce4" office:value-type="float" office:value="2.427950067142E+020" calcext:value-type="float">
            <text:p>2.427950067142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8RseEcN7VH5Y1W7chh8Akr9Xzcpmoq7wcihgJ28xJ72c</text:p>
          </table:table-cell>
          <table:table-cell table:style-name="ce4" office:value-type="string" calcext:value-type="string">
            <text:p>8orqJLeEBZBdDxnnPBw78jtt5sjTmf74N2LSZoLr42UW</text:p>
          </table:table-cell>
          <table:table-cell table:style-name="ce4" office:value-type="string" calcext:value-type="string">
            <text:p>2fUGzPu9QPQQyQ3nbH7J3ZBTALcoZ4UzTXqxsjkSTaB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660149142979392644</text:p>
          </table:table-cell>
          <table:table-cell table:style-name="ce4" office:value-type="string" calcext:value-type="string">
            <text:p>randomtesting123.near</text:p>
          </table:table-cell>
          <table:table-cell table:style-name="ce4" office:value-type="string" calcext:value-type="string">
            <text:p>ed25519:83FypMruGEJD4XUAxeBpuVW3tiAPxt62ZsXqMAMt9vQE</text:p>
          </table:table-cell>
          <table:table-cell table:style-name="ce4" office:value-type="float" office:value="71662445000003" calcext:value-type="float">
            <text:p>71662445000003</text:p>
          </table:table-cell>
          <table:table-cell table:style-name="ce4" office:value-type="string" calcext:value-type="string">
            <text:p>288a483eb32a4b37f071e4bd5b6cb4c16902bed6.lockup.near</text:p>
          </table:table-cell>
          <table:table-cell table:style-name="ce4" office:value-type="string" calcext:value-type="string">
            <text:p>ed25519:5NTSYT3aszg9apiawfMkFdyu4RmP8bUcFXfPyiVMLWcdwrXfBR9j5t7dyxJVhFFqhRRXhvaJyg1mTJTkhnziEgPR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AoBBJwtyYb8oPp3yAbLZv8eveE4DB1VGfiA7N1zz6Egt</text:p>
          </table:table-cell>
          <table:table-cell table:style-name="ce4" office:value-type="float" office:value="2428108818456" calcext:value-type="float">
            <text:p>2428108818456</text:p>
          </table:table-cell>
          <table:table-cell table:style-name="ce4" office:value-type="float" office:value="2.428108818456E+020" calcext:value-type="float">
            <text:p>2.42810881845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FnRqwXkEnP7AChHpPRyaDjBgHRhCgw64UEzXxncyG6gs</text:p>
          </table:table-cell>
          <table:table-cell table:style-name="ce4" office:value-type="string" calcext:value-type="string">
            <text:p>CGJfKt9ti578UiqxswFYJW9N3YGmBL7Q4wm574kA3T7Q</text:p>
          </table:table-cell>
          <table:table-cell table:style-name="ce4" office:value-type="string" calcext:value-type="string">
            <text:p>3A3spBN3ZTQmn9cFvzdeQL4cnSy6KbVux4avBKVrg45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646394045856636949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EHPeimCFYsnn3LnFYsECPBtTdwi5nLnJZzkvgkWnCAx6</text:p>
          </table:table-cell>
          <table:table-cell table:style-name="ce4" office:value-type="float" office:value="60729751000004" calcext:value-type="float">
            <text:p>60729751000004</text:p>
          </table:table-cell>
          <table:table-cell table:style-name="ce4" office:value-type="string" calcext:value-type="string">
            <text:p>wrap.near</text:p>
          </table:table-cell>
          <table:table-cell table:style-name="ce4" office:value-type="string" calcext:value-type="string">
            <text:p>ed25519:4PQrcdPZ6HYuwG3z1qSZjGcZupv3a3rSsrTvFsCtaapdTeFmKQpxnXMXpi5KwSvsu7eKrnS1yTWVC9Bw39outaeG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G4HpHm39jUamQ8oRv939aJqWx5wKq2BZkSZVg9KK3AgV</text:p>
          </table:table-cell>
          <table:table-cell table:style-name="ce4" office:value-type="float" office:value="2428640970748" calcext:value-type="float">
            <text:p>2428640970748</text:p>
          </table:table-cell>
          <table:table-cell table:style-name="ce4" office:value-type="float" office:value="2.428640970748E+020" calcext:value-type="float">
            <text:p>2.428640970748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GrLxZ12FJkk3nX5ab5JcFtUWuLAKJ7gUAgVftWzghjRF</text:p>
          </table:table-cell>
          <table:table-cell table:style-name="ce4" office:value-type="string" calcext:value-type="string">
            <text:p>3dsZJkR1DgGyo3Gxv6FPdjVTds8VesTMbWVghc2Nd6xG</text:p>
          </table:table-cell>
          <table:table-cell table:style-name="ce4" office:value-type="string" calcext:value-type="string">
            <text:p>4q8ZCUuCmHqkGV2KTM3N8Sr8bMJfEyazEozCQLiE5epF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646395331749821206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EHPeimCFYsnn3LnFYsECPBtTdwi5nLnJZzkvgkWnCAx6</text:p>
          </table:table-cell>
          <table:table-cell table:style-name="ce4" office:value-type="float" office:value="60729751000019" calcext:value-type="float">
            <text:p>60729751000019</text:p>
          </table:table-cell>
          <table:table-cell table:style-name="ce4" office:value-type="string" calcext:value-type="string">
            <text:p>xtoken.ref-finance.near</text:p>
          </table:table-cell>
          <table:table-cell table:style-name="ce4" office:value-type="string" calcext:value-type="string">
            <text:p>ed25519:5bpPwzZ17heBNaMoG5qciTjSEfLWnun8zZJV3Woh9kXRQs2h9nGGs6dVK8azPVJCeFw7MgDgR4PRrerjhAhS9DUr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E2tHsqkVpoDoCBsuj5PHA1jyHRLFkRdpD1DVLESLXG73</text:p>
          </table:table-cell>
          <table:table-cell table:style-name="ce4" office:value-type="float" office:value="2428017145162" calcext:value-type="float">
            <text:p>2428017145162</text:p>
          </table:table-cell>
          <table:table-cell table:style-name="ce4" office:value-type="float" office:value="2.428017145162E+020" calcext:value-type="float">
            <text:p>2.428017145162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5wYrKfHw2YvkDbVQhXgwhhvafWuH14jYHgzupLpohhHj</text:p>
          </table:table-cell>
          <table:table-cell table:style-name="ce4" office:value-type="string" calcext:value-type="string">
            <text:p>2TVfdtSEQJ5oMBUrNJpsVLRSh93DEQanBVrnP4uuVzNB</text:p>
          </table:table-cell>
          <table:table-cell table:style-name="ce4" office:value-type="string" calcext:value-type="string">
            <text:p>CHQrkWUb1Wg6r8wZLX8an4Hxm9yRbNZGMb2kDfm6BUM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646729906002185282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8FiezMQHJJxJQrzsfDs7bmWHVACT7ked9N1mHbJMaTsB</text:p>
          </table:table-cell>
          <table:table-cell table:style-name="ce4" office:value-type="float" office:value="60996816000017" calcext:value-type="float">
            <text:p>60996816000017</text:p>
          </table:table-cell>
          <table:table-cell table:style-name="ce4" office:value-type="string" calcext:value-type="string">
            <text:p>lockup.near</text:p>
          </table:table-cell>
          <table:table-cell table:style-name="ce4" office:value-type="string" calcext:value-type="string">
            <text:p>ed25519:3LuaRZGy9ZpA86d79uvdaBD3wgWPuB4PykcJV6RwAKhga1YEnQkPczy4QDvcomizMDWRgEGFK2KV7ta45iZs87b8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EupUF727HCtxMMDULHv6mpMW2Kk8AN4xCM9o7H6z68Lo</text:p>
          </table:table-cell>
          <table:table-cell table:style-name="ce4" office:value-type="float" office:value="2428535881850" calcext:value-type="float">
            <text:p>2428535881850</text:p>
          </table:table-cell>
          <table:table-cell table:style-name="ce4" office:value-type="float" office:value="2.42853588185E+020" calcext:value-type="float">
            <text:p>2.42853588185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51xpbsT2Uinebop1uA68QDu2Rf2PymqgRUDny9tmLN1u</text:p>
          </table:table-cell>
          <table:table-cell table:style-name="ce4" office:value-type="string" calcext:value-type="string">
            <text:p>7hzE6KMeXEVZSiCGK25ZX29TcKn4pQbg2Urz9Z2DuoDN</text:p>
          </table:table-cell>
          <table:table-cell table:style-name="ce4" office:value-type="string" calcext:value-type="string">
            <text:p>EYg3NWKYtdJtNP3gcqHKAtanMdBeLmSj1vpy2Ng3PNq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753418339417767</text:p>
          </table:table-cell>
          <table:table-cell table:style-name="ce4" office:value-type="string" calcext:value-type="string">
            <text:p>nfendowment01.near</text:p>
          </table:table-cell>
          <table:table-cell table:style-name="ce4" office:value-type="string" calcext:value-type="string">
            <text:p>ed25519:83FypMruGEJD4XUAxeBpuVW3tiAPxt62ZsXqMAMt9vQE</text:p>
          </table:table-cell>
          <table:table-cell table:style-name="ce4" office:value-type="float" office:value="54750859000071" calcext:value-type="float">
            <text:p>54750859000071</text:p>
          </table:table-cell>
          <table:table-cell table:style-name="ce4" office:value-type="string" calcext:value-type="string">
            <text:p>nfendowment01.near</text:p>
          </table:table-cell>
          <table:table-cell table:style-name="ce4" office:value-type="string" calcext:value-type="string">
            <text:p>ed25519:4UM3TUTcyGA5gnXztXnWntG2gxZUBeqX5vceRrWTcYztVrt11pcY61NV6pk5pcRLu9r6Up1CF73nZZ5j9d4WMieQ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7kYizEUDjWrgijGC8vDcLmRhhpc6Uc6PvEdWG92CCJ3h</text:p>
          </table:table-cell>
          <table:table-cell table:style-name="ce4" office:value-type="float" office:value="2427974662416" calcext:value-type="float">
            <text:p>2427974662416</text:p>
          </table:table-cell>
          <table:table-cell table:style-name="ce4" office:value-type="float" office:value="2.427974662416E+020" calcext:value-type="float">
            <text:p>2.42797466241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5i3cbbnAWpPT2NZL1hsyUPjjLMJqvUTf1fnRcccAJnJV</text:p>
          </table:table-cell>
          <table:table-cell table:style-name="ce4" office:value-type="string" calcext:value-type="string">
            <text:p>9yJx4oCJEJgWJoRokDY7ePLBMAafQ66kCVBGiGwrjXbe</text:p>
          </table:table-cell>
          <table:table-cell table:style-name="ce4" office:value-type="string" calcext:value-type="string">
            <text:p>Zw1H11ZRF83RNy3hAcY266g3Rgxwfqmukn7bumncbL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734466886577663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HAgTfLeQio24Gczs5DnHkYmDTtxgoHyTcy6NwKNJnhKb</text:p>
          </table:table-cell>
          <table:table-cell table:style-name="ce4" office:value-type="float" office:value="60998007000001" calcext:value-type="float">
            <text:p>60998007000001</text:p>
          </table:table-cell>
          <table:table-cell table:style-name="ce4" office:value-type="string" calcext:value-type="string">
            <text:p>wrap.near</text:p>
          </table:table-cell>
          <table:table-cell table:style-name="ce4" office:value-type="string" calcext:value-type="string">
            <text:p>ed25519:2RtUAdufN166mLzyKcqsdubS4uSkc8vY6G7UUR6Z9zqPKyR8AQukQPhC4yTSr1aiYWppqyR5SfW84ZBNq5Mfun8d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3iLDZCpKkZhNMWp6HFu5eVCSEbw9cVXzD2BfL9UtpqXK</text:p>
          </table:table-cell>
          <table:table-cell table:style-name="ce4" office:value-type="float" office:value="4748120126034" calcext:value-type="float">
            <text:p>4748120126034</text:p>
          </table:table-cell>
          <table:table-cell table:style-name="ce4" office:value-type="float" office:value="4.748120126034E+020" calcext:value-type="float">
            <text:p>4.748120126034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BVYk7KYwbMmBexucxWbUe9apibk11ZgquX5YmRrVV5</text:p>
          </table:table-cell>
          <table:table-cell table:style-name="ce4" office:value-type="string" calcext:value-type="string">
            <text:p>BariCx431pJLbZbQph84e64CXxKXnpfzWuKN2phhhoYs</text:p>
          </table:table-cell>
          <table:table-cell table:style-name="ce4" office:value-type="string" calcext:value-type="string">
            <text:p>Hvo23iZnduwXFkKvRSvpewrB978gGYVMc4L3EGRiS1Tz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646395162401111125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EHPeimCFYsnn3LnFYsECPBtTdwi5nLnJZzkvgkWnCAx6</text:p>
          </table:table-cell>
          <table:table-cell table:style-name="ce4" office:value-type="float" office:value="60729751000015" calcext:value-type="float">
            <text:p>60729751000015</text:p>
          </table:table-cell>
          <table:table-cell table:style-name="ce4" office:value-type="string" calcext:value-type="string">
            <text:p>v2.ref-farming.near</text:p>
          </table:table-cell>
          <table:table-cell table:style-name="ce4" office:value-type="string" calcext:value-type="string">
            <text:p>ed25519:4wzVLUg5tqXCCrhCv6HEaBFfiiovHwKJQ4BEqusWxcvLvNoTQBnP8oY9RWXJEi62vS2mcSEMQjNLEGBFYdx159G3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A8Xxd1Fz6Lo5qQ9iM7XPPAKv1UoA1D1HfRj5wnuU689Y</text:p>
          </table:table-cell>
          <table:table-cell table:style-name="ce4" office:value-type="float" office:value="2428126705928" calcext:value-type="float">
            <text:p>2428126705928</text:p>
          </table:table-cell>
          <table:table-cell table:style-name="ce4" office:value-type="float" office:value="2.428126705928E+020" calcext:value-type="float">
            <text:p>2.428126705928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4p9QaCH4tbnwhiB87kNVTGNWtkqLomsom1QiBhD7MBA6</text:p>
          </table:table-cell>
          <table:table-cell table:style-name="ce4" office:value-type="string" calcext:value-type="string">
            <text:p>FfzK8FJFjPrSHiJmxhrC8CRuhgyvTUDyGGVvvep2HgST</text:p>
          </table:table-cell>
          <table:table-cell table:style-name="ce4" office:value-type="string" calcext:value-type="string">
            <text:p>5AfLK6iNdvnR9iofU3La1J4gdX5xzrVL9nDUfMLW68GV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646394645715905368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EHPeimCFYsnn3LnFYsECPBtTdwi5nLnJZzkvgkWnCAx6</text:p>
          </table:table-cell>
          <table:table-cell table:style-name="ce4" office:value-type="float" office:value="60729751000009" calcext:value-type="float">
            <text:p>60729751000009</text:p>
          </table:table-cell>
          <table:table-cell table:style-name="ce4" office:value-type="string" calcext:value-type="string">
            <text:p>v2.ref-finance.near</text:p>
          </table:table-cell>
          <table:table-cell table:style-name="ce4" office:value-type="string" calcext:value-type="string">
            <text:p>ed25519:WvCNqgdDgoZceo1T8nR2T3JM986b6uVZBqphnhhdVa1RWo3ULxAysuuQQrgJ1Dh8cMA4Qm9ymqhLdAiuWDBwuc1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GJxRRo7oF1qxTCQ5dfKdzWrw5Zygf8VmGtg9VUnM3ofq</text:p>
          </table:table-cell>
          <table:table-cell table:style-name="ce4" office:value-type="float" office:value="2428088695050" calcext:value-type="float">
            <text:p>2428088695050</text:p>
          </table:table-cell>
          <table:table-cell table:style-name="ce4" office:value-type="float" office:value="2.42808869505E+020" calcext:value-type="float">
            <text:p>2.42808869505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7txqVCimDiP6zcFVYUbKXMGvVLQq9HKiEeu7K1s3gebL</text:p>
          </table:table-cell>
          <table:table-cell table:style-name="ce4" office:value-type="string" calcext:value-type="string">
            <text:p>9TNUVNqMWjkSDHSjgUvVwYiFqfqM5fUNWqCL8uHc1Zb9</text:p>
          </table:table-cell>
          <table:table-cell table:style-name="ce4" office:value-type="string" calcext:value-type="string">
            <text:p>DKQroxnyrAyBXp1rafwvCKQnJ7NWPwwBXbjrBK2wwa5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728097273550975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CyX5mAUQ3R3qmT2LJapmbyMFthVmMXkV13KamesnVcsx</text:p>
          </table:table-cell>
          <table:table-cell table:style-name="ce4" office:value-type="float" office:value="60996094000005" calcext:value-type="float">
            <text:p>60996094000005</text:p>
          </table:table-cell>
          <table:table-cell table:style-name="ce4" office:value-type="string" calcext:value-type="string">
            <text:p>x.paras.near</text:p>
          </table:table-cell>
          <table:table-cell table:style-name="ce4" office:value-type="string" calcext:value-type="string">
            <text:p>ed25519:mYU1fhBMeBMHwq6JpTn1H9dm5bo13wVbiQisB2MKDQUcomm3yN5W9DKWL9FHDwv5Mxxi5bvFmCBaXux53nQoVSq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5Y3NNSNn14LRwNrcDvX2B1Tw6vF6T55uC2dz96weEcoG</text:p>
          </table:table-cell>
          <table:table-cell table:style-name="ce4" office:value-type="float" office:value="2428077515380" calcext:value-type="float">
            <text:p>2428077515380</text:p>
          </table:table-cell>
          <table:table-cell table:style-name="ce4" office:value-type="float" office:value="2.42807751538E+020" calcext:value-type="float">
            <text:p>2.42807751538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482h2CQhp7nToNMnsVY72Ywyz1TPjX6q6V5VwSorDjzF</text:p>
          </table:table-cell>
          <table:table-cell table:style-name="ce4" office:value-type="string" calcext:value-type="string">
            <text:p>AYhojZKRqV4mziLUD8nSeVAqExzdqax8sb75Xu3gfMNA</text:p>
          </table:table-cell>
          <table:table-cell table:style-name="ce4" office:value-type="string" calcext:value-type="string">
            <text:p>7Rka1F8uvPkwbTxAUyJokfTWd9tKkFN7PxErE3yKGzP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393887048095471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FmJMMGabLzyAFCjTxmx1C4cm8vgTKTU63m9nRdsYLg9S</text:p>
          </table:table-cell>
          <table:table-cell table:style-name="ce4" office:value-type="float" office:value="60729679000001" calcext:value-type="float">
            <text:p>60729679000001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57eRYGBexFU4N78yjBDM7cYED271SV1hpEWEV5cqB1kVkxKNk6XVcL3URKbGj9PLMVkkebPfE8RUFd9FKTuTpSGY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HzCgTdvmsqTywgH63Yk6GYCBT3N1b8TmfdN7nLNC2jhh</text:p>
          </table:table-cell>
          <table:table-cell table:style-name="ce4" office:value-type="float" office:value="2427972426482" calcext:value-type="float">
            <text:p>2427972426482</text:p>
          </table:table-cell>
          <table:table-cell table:style-name="ce4" office:value-type="float" office:value="2.427972426482E+020" calcext:value-type="float">
            <text:p>2.427972426482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Wc15ScL3hVMJB1EPymmgQ1JwaE14ejpTbPBP2guGDFf</text:p>
          </table:table-cell>
          <table:table-cell table:style-name="ce4" office:value-type="string" calcext:value-type="string">
            <text:p>HbbN1xDqKrauRvRFpSWFMHjXaoD49WLBfAQeb43mZZJZ</text:p>
          </table:table-cell>
          <table:table-cell table:style-name="ce4" office:value-type="string" calcext:value-type="string">
            <text:p>Fzgmd4rnTY3rPiGfs75RHGAs3FAuB1uMdjXihd2sha2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393740318318106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EHPeimCFYsnn3LnFYsECPBtTdwi5nLnJZzkvgkWnCAx6</text:p>
          </table:table-cell>
          <table:table-cell table:style-name="ce4" office:value-type="float" office:value="60729135000001" calcext:value-type="float">
            <text:p>60729135000001</text:p>
          </table:table-cell>
          <table:table-cell table:style-name="ce4" office:value-type="string" calcext:value-type="string">
            <text:p>linkdropping.near</text:p>
          </table:table-cell>
          <table:table-cell table:style-name="ce4" office:value-type="string" calcext:value-type="string">
            <text:p>ed25519:Y42VqaCJmX7uWcF4pHY5k3VsixFbmcgarxP8CZN17Cbqq21Hc75a7EqUASf5ukfK57j7WWjGnsiingBkEJZVsht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8ggVvSUo7PEB4rLTXRrQvLAZoHXUtusK8ssBZLkQ5oEH</text:p>
          </table:table-cell>
          <table:table-cell table:style-name="ce4" office:value-type="float" office:value="223182562500" calcext:value-type="float">
            <text:p>223182562500</text:p>
          </table:table-cell>
          <table:table-cell table:style-name="ce4" office:value-type="float" office:value="2.231825625E+019" calcext:value-type="float">
            <text:p>2.231825625E+019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BMgV1tA88oVuJtc2n9r9xvBMiwQtmaFrwUNKowqFiqD</text:p>
          </table:table-cell>
          <table:table-cell table:style-name="ce4" office:value-type="string" calcext:value-type="string">
            <text:p>E27crKvaGf2eM7sxSGFKat1eCsXbK98nXrPMknpRHPnP</text:p>
          </table:table-cell>
          <table:table-cell table:style-name="ce4" office:value-type="string" calcext:value-type="string">
            <text:p>5h31jS9idMZX3rSoHqZ8reqK69Ag6VvoSLXteJZP9jF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393141485255977</text:p>
          </table:table-cell>
          <table:table-cell table:style-name="ce4" office:value-type="string" calcext:value-type="string">
            <text:p>54a698eae4063a944e673debe90a0287fdc278250179e3c1d580ec418f36e79b</text:p>
          </table:table-cell>
          <table:table-cell table:style-name="ce4" office:value-type="string" calcext:value-type="string">
            <text:p>ed25519:5hQyc3zf2UXhEMWbXVyztxdXF5BDXZ9aNJSFftHUHpk6</text:p>
          </table:table-cell>
          <table:table-cell table:style-name="ce4" office:value-type="float" office:value="60728946000002" calcext:value-type="float">
            <text:p>60728946000002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5LDSenzJLxuRuYtHbMt5wqpxanjHS6W91frZyHeBnhvJDQGiA4eFUcXWpRfRtSxKE5JpxkjuT5gh1wKPvyka6qzm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5g31WxtwPULwWiyogquXUnAHPNvuJn95eNDY8zvkNJ5d</text:p>
          </table:table-cell>
          <table:table-cell table:style-name="ce4" office:value-type="float" office:value="223182562500" calcext:value-type="float">
            <text:p>223182562500</text:p>
          </table:table-cell>
          <table:table-cell table:style-name="ce4" office:value-type="float" office:value="2.231825625E+019" calcext:value-type="float">
            <text:p>2.231825625E+019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35maJRyrCCK6YNW5Mo1z5ovRh2JEb6q6aRUsnhe9XPJ9</text:p>
          </table:table-cell>
          <table:table-cell table:style-name="ce4" office:value-type="string" calcext:value-type="string">
            <text:p>CuVHZCP3VGnrq9o9nP4Z96AiJaB8MWES5rEBKdmEMCGx</text:p>
          </table:table-cell>
          <table:table-cell table:style-name="ce4" office:value-type="string" calcext:value-type="string">
            <text:p>3nnHTJPHQXwTVXv81YyMzre7QP4VKm7dxG2GgZEVPo1w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646394730067775626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EHPeimCFYsnn3LnFYsECPBtTdwi5nLnJZzkvgkWnCAx6</text:p>
          </table:table-cell>
          <table:table-cell table:style-name="ce4" office:value-type="float" office:value="60729751000010" calcext:value-type="float">
            <text:p>60729751000010</text:p>
          </table:table-cell>
          <table:table-cell table:style-name="ce4" office:value-type="string" calcext:value-type="string">
            <text:p>v2.ref-farming.near</text:p>
          </table:table-cell>
          <table:table-cell table:style-name="ce4" office:value-type="string" calcext:value-type="string">
            <text:p>ed25519:2cZNA5CQHvekgZ9RiUWHkC8feMqPpJgUuCRoAhTH6RSo54KswDu1KddMTm9the5yG5pbQydMtQjBt5BBkhZjUvF9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F5vaYuHPZgqKbNcjnJ9iJam62yp1ForjJ8LQCpDATjgh</text:p>
          </table:table-cell>
          <table:table-cell table:style-name="ce4" office:value-type="float" office:value="2428077515380" calcext:value-type="float">
            <text:p>2428077515380</text:p>
          </table:table-cell>
          <table:table-cell table:style-name="ce4" office:value-type="float" office:value="2.42807751538E+020" calcext:value-type="float">
            <text:p>2.42807751538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3iMCGrpwyBx5yFYppoUiSmZXdoTghbg642Tq7SYaQjnL</text:p>
          </table:table-cell>
          <table:table-cell table:style-name="ce4" office:value-type="string" calcext:value-type="string">
            <text:p>Deqo4JTuCAkfbhudXBixUUDTcKmHpowHNNkNNhVsqkBb</text:p>
          </table:table-cell>
          <table:table-cell table:style-name="ce4" office:value-type="string" calcext:value-type="string">
            <text:p>9vBx35WJCszsV2zfHyPkjKRDEBsg1ucrMNDPv5BPyTr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728949950280766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8FiezMQHJJxJQrzsfDs7bmWHVACT7ked9N1mHbJMaTsB</text:p>
          </table:table-cell>
          <table:table-cell table:style-name="ce4" office:value-type="float" office:value="60996816000006" calcext:value-type="float">
            <text:p>60996816000006</text:p>
          </table:table-cell>
          <table:table-cell table:style-name="ce4" office:value-type="string" calcext:value-type="string">
            <text:p>test-dao-bro.sputnik-dao.near</text:p>
          </table:table-cell>
          <table:table-cell table:style-name="ce4" office:value-type="string" calcext:value-type="string">
            <text:p>ed25519:51bwPAs865v7j2A9GWktSyncJvHgvG75urPYkAtPaNrF1RVfddus4pYbMqC8HgHQgXCPKH4miJnuGVwhffzW7rFT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HSNsWrxL5FrnXstbTQfb5hZHiCGysTd5Zkd4MbLhrLX1</text:p>
          </table:table-cell>
          <table:table-cell table:style-name="ce4" office:value-type="float" office:value="2428017145162" calcext:value-type="float">
            <text:p>2428017145162</text:p>
          </table:table-cell>
          <table:table-cell table:style-name="ce4" office:value-type="float" office:value="2.428017145162E+020" calcext:value-type="float">
            <text:p>2.428017145162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GLcX3NfUJK9s2UPznNMhNn9L9Go3ikKxMMymW8AM4YJ9</text:p>
          </table:table-cell>
          <table:table-cell table:style-name="ce4" office:value-type="string" calcext:value-type="string">
            <text:p>FyUjmKSh4haAPY8LnuDaNULwMdv1wBF4iABVX4QPxnEZ</text:p>
          </table:table-cell>
          <table:table-cell table:style-name="ce4" office:value-type="string" calcext:value-type="string">
            <text:p>878nticf78Ztb4ZShLZHkWrU1SBrWFBADt7AyeyRsjr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646393797488301329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EHPeimCFYsnn3LnFYsECPBtTdwi5nLnJZzkvgkWnCAx6</text:p>
          </table:table-cell>
          <table:table-cell table:style-name="ce4" office:value-type="float" office:value="60729135000002" calcext:value-type="float">
            <text:p>60729135000002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zHySQrr9wEmnzCXXN4cZx2swUevRiNXy5mSuiQusZxdxSu1CeYYknWaVJnuvqvJutdas1o637qkvzVmqE9g9sY5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4LgCKrU63fGMeJGvD9ufCNn4h3Sp8bvzF42kgHWMpw51</text:p>
          </table:table-cell>
          <table:table-cell table:style-name="ce4" office:value-type="float" office:value="5338398765356" calcext:value-type="float">
            <text:p>5338398765356</text:p>
          </table:table-cell>
          <table:table-cell table:style-name="ce4" office:value-type="float" office:value="5.338398765356E+020" calcext:value-type="float">
            <text:p>5.33839876535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G6FmVfqrjNxqkwtkzAkPFkUJT5XEo7DzYbwKciPtKZb4</text:p>
          </table:table-cell>
          <table:table-cell table:style-name="ce4" office:value-type="string" calcext:value-type="string">
            <text:p>CZz4KYP3wLPqc1mgANz5YqtDEMCTUnDH1YAGb4uAAYtP</text:p>
          </table:table-cell>
          <table:table-cell table:style-name="ce4" office:value-type="string" calcext:value-type="string">
            <text:p>3so4tZT1z46cZ6neHzNizCedbDfUS84JzvbVeV7bTtpQ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660080418387518329</text:p>
          </table:table-cell>
          <table:table-cell table:style-name="ce4" office:value-type="string" calcext:value-type="string">
            <text:p>nf-payouts.near</text:p>
          </table:table-cell>
          <table:table-cell table:style-name="ce4" office:value-type="string" calcext:value-type="string">
            <text:p>ed25519:83FypMruGEJD4XUAxeBpuVW3tiAPxt62ZsXqMAMt9vQE</text:p>
          </table:table-cell>
          <table:table-cell table:style-name="ce4" office:value-type="float" office:value="54140666000207" calcext:value-type="float">
            <text:p>54140666000207</text:p>
          </table:table-cell>
          <table:table-cell table:style-name="ce4" office:value-type="string" calcext:value-type="string">
            <text:p>lockup.near</text:p>
          </table:table-cell>
          <table:table-cell table:style-name="ce4" office:value-type="string" calcext:value-type="string">
            <text:p>ed25519:5PFWC6SyTaaB71Qdb9AvcG871h8nJamfD61GJ1F1XJfVbPtsrndEcTeE6SGYb9re1oYgTYFScyFEn7ndWx3VvsZs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6XgmmTP89mhhQ8S1FDCg1zdqHmgCM2BtEAVedTc873MQ</text:p>
          </table:table-cell>
          <table:table-cell table:style-name="ce4" office:value-type="float" office:value="2428292165044" calcext:value-type="float">
            <text:p>2428292165044</text:p>
          </table:table-cell>
          <table:table-cell table:style-name="ce4" office:value-type="float" office:value="2.428292165044E+020" calcext:value-type="float">
            <text:p>2.428292165044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FGqb2JzR1gVo1CzP2DynWWprH1qSwpLPxE4xbETU8KrB</text:p>
          </table:table-cell>
          <table:table-cell table:style-name="ce4" office:value-type="string" calcext:value-type="string">
            <text:p>ACtNYZTQm5TkatAHbAcTCmMBfXBt2XdHC9yv3JmdkpLM</text:p>
          </table:table-cell>
          <table:table-cell table:style-name="ce4" office:value-type="string" calcext:value-type="string">
            <text:p>CqZF1TerCjPpVKnoHgVPcmi9RhUhfV42C47K67uNsWg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646729044945554214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8FiezMQHJJxJQrzsfDs7bmWHVACT7ked9N1mHbJMaTsB</text:p>
          </table:table-cell>
          <table:table-cell table:style-name="ce4" office:value-type="float" office:value="60996816000008" calcext:value-type="float">
            <text:p>60996816000008</text:p>
          </table:table-cell>
          <table:table-cell table:style-name="ce4" office:value-type="string" calcext:value-type="string">
            <text:p>multisender.app.near</text:p>
          </table:table-cell>
          <table:table-cell table:style-name="ce4" office:value-type="string" calcext:value-type="string">
            <text:p>ed25519:5zhdhVwHCDPmbxNtFST86HJeMU8KAZ7pLjsU853ykyczXLE8nNGTCuxS3rwuWSv5qCdkk4ie7w75G1nS8NsaQyVd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5ANwuVG8W9m1me4VZfpR9zYnwqmab2zC24ThgBSrtLRn</text:p>
          </table:table-cell>
          <table:table-cell table:style-name="ce4" office:value-type="float" office:value="2428305580648" calcext:value-type="float">
            <text:p>2428305580648</text:p>
          </table:table-cell>
          <table:table-cell table:style-name="ce4" office:value-type="float" office:value="2.428305580648E+020" calcext:value-type="float">
            <text:p>2.428305580648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7kccJT1TchJHXKbenctCjYPtVHc8C4vt6p3utowekmqU</text:p>
          </table:table-cell>
          <table:table-cell table:style-name="ce4" office:value-type="string" calcext:value-type="string">
            <text:p>EaHTPCg6YKAo6BieLSPmw5MR7FneiQNYqRwQXHWkqYw6</text:p>
          </table:table-cell>
          <table:table-cell table:style-name="ce4" office:value-type="string" calcext:value-type="string">
            <text:p>FnGgpqwfc6g48nFWHh4bKMCjbY8SdD6HAyoVPUBrdzbY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646728892525279364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8FiezMQHJJxJQrzsfDs7bmWHVACT7ked9N1mHbJMaTsB</text:p>
          </table:table-cell>
          <table:table-cell table:style-name="ce4" office:value-type="float" office:value="60996816000005" calcext:value-type="float">
            <text:p>60996816000005</text:p>
          </table:table-cell>
          <table:table-cell table:style-name="ce4" office:value-type="string" calcext:value-type="string">
            <text:p>test-dao-bro.sputnik-dao.near</text:p>
          </table:table-cell>
          <table:table-cell table:style-name="ce4" office:value-type="string" calcext:value-type="string">
            <text:p>ed25519:5NoT7N3ezzpSVcgsCAv8zaezY2jTV8mfiWzCHgiBLkdyWzzhz9YdEtSK5anZJC5i77tiSQDUJdC7oDnJEX9jZswd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HGu1i41UC6pCY4uRqaxnYmeLsHnG5UhvF8wy3Ft7ziy3</text:p>
          </table:table-cell>
          <table:table-cell table:style-name="ce4" office:value-type="float" office:value="2428283221308" calcext:value-type="float">
            <text:p>2428283221308</text:p>
          </table:table-cell>
          <table:table-cell table:style-name="ce4" office:value-type="float" office:value="2.428283221308E+020" calcext:value-type="float">
            <text:p>2.428283221308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HC7iGGSXF1Jdq9pa7tJYZtu4ub2TGKumcfNp4FhttHbc</text:p>
          </table:table-cell>
          <table:table-cell table:style-name="ce4" office:value-type="string" calcext:value-type="string">
            <text:p>69arWJx4JakyFCp5VQ2UjR8qtPGc7dEmCxU1U5tMCRei</text:p>
          </table:table-cell>
          <table:table-cell table:style-name="ce4" office:value-type="string" calcext:value-type="string">
            <text:p>HZbiTtZeX3cdoDL5vEti6yMfrrw6mimnVWkPtH7VWZF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729309229528809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8FiezMQHJJxJQrzsfDs7bmWHVACT7ked9N1mHbJMaTsB</text:p>
          </table:table-cell>
          <table:table-cell table:style-name="ce4" office:value-type="float" office:value="60996816000011" calcext:value-type="float">
            <text:p>60996816000011</text:p>
          </table:table-cell>
          <table:table-cell table:style-name="ce4" office:value-type="string" calcext:value-type="string">
            <text:p>v2.ref-finance.near</text:p>
          </table:table-cell>
          <table:table-cell table:style-name="ce4" office:value-type="string" calcext:value-type="string">
            <text:p>ed25519:2EEmyYGfeWzatF8gS4et5chWNb3GPKdZbdoS4z7rXNqQgRcnnk7CgmRa2Hwzrpr3bJXx3mKmzqApSaZGSMBQhoYW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DJrDN4AWzmb8k8nRiZeQibWCJcizTHf96x2xeiqfFHYg</text:p>
          </table:table-cell>
          <table:table-cell table:style-name="ce4" office:value-type="float" office:value="7068305836464" calcext:value-type="float">
            <text:p>7068305836464</text:p>
          </table:table-cell>
          <table:table-cell table:style-name="ce4" office:value-type="float" office:value="7.068305836464E+020" calcext:value-type="float">
            <text:p>7.068305836464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92NuXA65D2aizjE8iWYAadj3vyuztAsWHLtKJHQE6wXE</text:p>
          </table:table-cell>
          <table:table-cell table:style-name="ce4" office:value-type="string" calcext:value-type="string">
            <text:p>BMGKttW7beEeECJMxBBioonriH1eZci1shC3QoTJuuki</text:p>
          </table:table-cell>
          <table:table-cell table:style-name="ce4" office:value-type="string" calcext:value-type="string">
            <text:p>4ZmDTYM2it5KguhmViecFWDQaG3xi8P7vZAWaM378Ki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63089108059065154</text:p>
          </table:table-cell>
          <table:table-cell table:style-name="ce4" office:value-type="string" calcext:value-type="string">
            <text:p>nfendowment03.near</text:p>
          </table:table-cell>
          <table:table-cell table:style-name="ce4" office:value-type="string" calcext:value-type="string">
            <text:p>ed25519:83FypMruGEJD4XUAxeBpuVW3tiAPxt62ZsXqMAMt9vQE</text:p>
          </table:table-cell>
          <table:table-cell table:style-name="ce4" office:value-type="float" office:value="68756648000033" calcext:value-type="float">
            <text:p>68756648000033</text:p>
          </table:table-cell>
          <table:table-cell table:style-name="ce4" office:value-type="string" calcext:value-type="string">
            <text:p>nfendowment03.near</text:p>
          </table:table-cell>
          <table:table-cell table:style-name="ce4" office:value-type="string" calcext:value-type="string">
            <text:p>ed25519:W4KE1NGk19zyWkEnwir9ZgJ3Zs664LTch6uNmajhYz4fKh2KHt34F7nYt65JceeViv5VwY7KK3fvzBB9tx8Q6YZ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GZNpK7k8HFAXhUc3ScW79ijU7wAB32bHgmGtqkaNqj5V</text:p>
          </table:table-cell>
          <table:table-cell table:style-name="ce4" office:value-type="float" office:value="2427974662416" calcext:value-type="float">
            <text:p>2427974662416</text:p>
          </table:table-cell>
          <table:table-cell table:style-name="ce4" office:value-type="float" office:value="2.427974662416E+020" calcext:value-type="float">
            <text:p>2.42797466241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GUyvvwnsFRK3fcSZT8KtWb71TnsJiXh3GcnbAcFTzp</text:p>
          </table:table-cell>
          <table:table-cell table:style-name="ce4" office:value-type="string" calcext:value-type="string">
            <text:p>4rZGEMZY56TNXBvcpKZwxEytL6AuUM1P8WPbmKEuLLBN</text:p>
          </table:table-cell>
          <table:table-cell table:style-name="ce4" office:value-type="string" calcext:value-type="string">
            <text:p>5ueGhfFJpFgsog5pE8yBqD7BxS5htFbk91iWB919kTi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727821011267509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CyX5mAUQ3R3qmT2LJapmbyMFthVmMXkV13KamesnVcsx</text:p>
          </table:table-cell>
          <table:table-cell table:style-name="ce4" office:value-type="float" office:value="60996094000002" calcext:value-type="float">
            <text:p>60996094000002</text:p>
          </table:table-cell>
          <table:table-cell table:style-name="ce4" office:value-type="string" calcext:value-type="string">
            <text:p>token.v2.ref-finance.near</text:p>
          </table:table-cell>
          <table:table-cell table:style-name="ce4" office:value-type="string" calcext:value-type="string">
            <text:p>ed25519:5YuBuhRqT5Pecedt3zgBtFBY5YPYaWghDNZYh2REMihaAkucSYCYiSsPu9eK1Zmk17RzM2YzScsuKrK83XFuxDn7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4BwKynMch9naQZZwD3VqJKowkq4PMktDAbqrAgtJBpRv</text:p>
          </table:table-cell>
          <table:table-cell table:style-name="ce4" office:value-type="float" office:value="2428081987248" calcext:value-type="float">
            <text:p>2428081987248</text:p>
          </table:table-cell>
          <table:table-cell table:style-name="ce4" office:value-type="float" office:value="2.428081987248E+020" calcext:value-type="float">
            <text:p>2.428081987248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HRiN7sfoiQxBqZpZjuVTDCviUcjrWyXtq8Z5uVsqLev5</text:p>
          </table:table-cell>
          <table:table-cell table:style-name="ce4" office:value-type="string" calcext:value-type="string">
            <text:p>G7ktUyzDBsEdZSTFpk1C7EEy9um23kK2PgjVgeN3Un9h</text:p>
          </table:table-cell>
          <table:table-cell table:style-name="ce4" office:value-type="string" calcext:value-type="string">
            <text:p>AF65UcxCJAFpiLPNCcQA3kBgzf3xTshJJ9VzhEE2pw9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646728838477857630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8FiezMQHJJxJQrzsfDs7bmWHVACT7ked9N1mHbJMaTsB</text:p>
          </table:table-cell>
          <table:table-cell table:style-name="ce4" office:value-type="float" office:value="60996816000004" calcext:value-type="float">
            <text:p>60996816000004</text:p>
          </table:table-cell>
          <table:table-cell table:style-name="ce4" office:value-type="string" calcext:value-type="string">
            <text:p>test-dao-bro.sputnik-dao.near</text:p>
          </table:table-cell>
          <table:table-cell table:style-name="ce4" office:value-type="string" calcext:value-type="string">
            <text:p>ed25519:514LPG3c8PDVMzJJimXCNjAeUdEsAjAYr2d8zbZDKRnjNjpJKLYVgaNKe8G6eTSqAhFXE2227Ype5DFwp2awbN9m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88ud3XWwJv23MCRjmWsj9tP1hMsLAoqt7HsEKchikLGh</text:p>
          </table:table-cell>
          <table:table-cell table:style-name="ce4" office:value-type="float" office:value="223182562500" calcext:value-type="float">
            <text:p>223182562500</text:p>
          </table:table-cell>
          <table:table-cell table:style-name="ce4" office:value-type="float" office:value="2.231825625E+019" calcext:value-type="float">
            <text:p>2.231825625E+019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6MYAXgsTZMdcdizxU27FfJzsfkcRSRmJsC4a2DHQf1ae</text:p>
          </table:table-cell>
          <table:table-cell table:style-name="ce4" office:value-type="string" calcext:value-type="string">
            <text:p>FuYEjCYwy8Mz7jaquQemMsTkBj2vcUERRHP6YyS11DpF</text:p>
          </table:table-cell>
          <table:table-cell table:style-name="ce4" office:value-type="string" calcext:value-type="string">
            <text:p>2dVqqLjov1Fo3WrkeVuyvereamUkRcPKgg8AKSKYJdM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46734638342874150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HAgTfLeQio24Gczs5DnHkYmDTtxgoHyTcy6NwKNJnhKb</text:p>
          </table:table-cell>
          <table:table-cell table:style-name="ce4" office:value-type="float" office:value="60998007000002" calcext:value-type="float">
            <text:p>60998007000002</text:p>
          </table:table-cell>
          <table:table-cell table:style-name="ce4" office:value-type="string" calcext:value-type="string">
            <text:p>e-near.near</text:p>
          </table:table-cell>
          <table:table-cell table:style-name="ce4" office:value-type="string" calcext:value-type="string">
            <text:p>ed25519:ZDRgsnmhWGXqooF54oU6DUwKfzx6Jic2ZBRqBjGgFdzeXWJTLog3m5Heh1ofrRkiGuyEx7qrjZQaUqD5SeB6Xzc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51KpJ6ut71QRQx2ECBzy9ik3WiwoNQw9CBZwrPS3iu6G</text:p>
          </table:table-cell>
          <table:table-cell table:style-name="ce4" office:value-type="float" office:value="2428097638786" calcext:value-type="float">
            <text:p>2428097638786</text:p>
          </table:table-cell>
          <table:table-cell table:style-name="ce4" office:value-type="float" office:value="2.428097638786E+020" calcext:value-type="float">
            <text:p>2.42809763878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F8uxSCKwgMKTxk4tbnF7nPb45Y5EmLPEpcpB9EiuihyH</text:p>
          </table:table-cell>
          <table:table-cell table:style-name="ce4" office:value-type="string" calcext:value-type="string">
            <text:p>7DRTr4P7gVT3xNHq6iU4PYFhmtdHPTkNF6EibJ5iBLdE</text:p>
          </table:table-cell>
          <table:table-cell table:style-name="ce4" office:value-type="string" calcext:value-type="string">
            <text:p>CpE17yVTxaGCkX4aHfqCnLwazbxZfkQF8kpp8g7hf3Gq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646394937558433125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4qCKsGZaGS5zfs9gjyPfrQsknGN8Xa5wqejumDyo2YDi</text:p>
          </table:table-cell>
          <table:table-cell table:style-name="ce4" office:value-type="float" office:value="60729807000001" calcext:value-type="float">
            <text:p>60729807000001</text:p>
          </table:table-cell>
          <table:table-cell table:style-name="ce4" office:value-type="string" calcext:value-type="string">
            <text:p>v2.ref-farming.near</text:p>
          </table:table-cell>
          <table:table-cell table:style-name="ce4" office:value-type="string" calcext:value-type="string">
            <text:p>ed25519:3KyhTmL64QyqSB5JVKLXZmE1UoZhUGMSccyhTJSiMpGpGQoT29PRsTT2XUkyoSPCBHc72pi79TinDYhv6a6Lajyq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9nRxeGJFt9xTtUruZu2iWRFyhRNTLdTQxuKAdMaAa3zB</text:p>
          </table:table-cell>
          <table:table-cell table:style-name="ce4" office:value-type="float" office:value="2428048448238" calcext:value-type="float">
            <text:p>2428048448238</text:p>
          </table:table-cell>
          <table:table-cell table:style-name="ce4" office:value-type="float" office:value="2.428048448238E+020" calcext:value-type="float">
            <text:p>2.428048448238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nG41PfjS1omzY1bWFEhSWh811w3zWZqsZm8M85ppGr1</text:p>
          </table:table-cell>
          <table:table-cell table:style-name="ce4" office:value-type="string" calcext:value-type="string">
            <text:p>FJ7TWS5SrepssB2Z1AvxwCpkurndwDR5b9prRkSRAHz6</text:p>
          </table:table-cell>
          <table:table-cell table:style-name="ce4" office:value-type="string" calcext:value-type="string">
            <text:p>4M4x28hL3sFZe8aK9Pj5vt1jRwbqUPyauJbycSJ3eGR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646393978913436353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EHPeimCFYsnn3LnFYsECPBtTdwi5nLnJZzkvgkWnCAx6</text:p>
          </table:table-cell>
          <table:table-cell table:style-name="ce4" office:value-type="float" office:value="60729751000002" calcext:value-type="float">
            <text:p>60729751000002</text:p>
          </table:table-cell>
          <table:table-cell table:style-name="ce4" office:value-type="string" calcext:value-type="string">
            <text:p>wrap.near</text:p>
          </table:table-cell>
          <table:table-cell table:style-name="ce4" office:value-type="string" calcext:value-type="string">
            <text:p>ed25519:25okXhqpXjAf96WpVVVw4KJF5qXWyQ9Zr8kWuC23HfMo4NoDh92cHwzF1wdgqQVscDvXtF9bBDPkVThUjF6hsKoX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4BwMBTRKbnaRMH4Fqm3AQM4kU1G9GeSybad9wrc4cdxS</text:p>
          </table:table-cell>
          <table:table-cell table:style-name="ce4" office:value-type="float" office:value="2427952303076" calcext:value-type="float">
            <text:p>2427952303076</text:p>
          </table:table-cell>
          <table:table-cell table:style-name="ce4" office:value-type="float" office:value="2.427952303076E+020" calcext:value-type="float">
            <text:p>2.42795230307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5KzsCLAHgMxAgH1pMP8tukJx9VCZRhmG4mMrY2L7vpp8</text:p>
          </table:table-cell>
          <table:table-cell table:style-name="ce4" office:value-type="string" calcext:value-type="string">
            <text:p>2YxMsWoxghLZFrFLBgpTighvCNV2wzLhcqsWVZ7jnVgD</text:p>
          </table:table-cell>
          <table:table-cell table:style-name="ce4" office:value-type="string" calcext:value-type="string">
            <text:p>HX9P2KhGa1ABkfg152fTKHvF2Rajq1iJTnxABcpD61X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646728173152787229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CyX5mAUQ3R3qmT2LJapmbyMFthVmMXkV13KamesnVcsx</text:p>
          </table:table-cell>
          <table:table-cell table:style-name="ce4" office:value-type="float" office:value="60996094000007" calcext:value-type="float">
            <text:p>60996094000007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ed25519:4M4cWcpaBse39dQzQ8Eo4nngMptMGRUb11uYmXh4g7t5TxkPWCNebpZ5EzUBUESS1SVbgtL2ZPtSawb2JuCfvVh4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66DcPAETUf7RhJAXJXiBm6WE43S5fQ7HgCiZCW1tdUPc</text:p>
          </table:table-cell>
          <table:table-cell table:style-name="ce4" office:value-type="float" office:value="2428066335710" calcext:value-type="float">
            <text:p>2428066335710</text:p>
          </table:table-cell>
          <table:table-cell table:style-name="ce4" office:value-type="float" office:value="2.42806633571E+020" calcext:value-type="float">
            <text:p>2.42806633571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2Qg8p6xcr7WW3c2UUybipn7vKjdtqzU45fxXnw1gERxW</text:p>
          </table:table-cell>
          <table:table-cell table:style-name="ce4" office:value-type="string" calcext:value-type="string">
            <text:p>6f5WiVXHgbzpSPAV9bqSMaJDgSNh5GNX3m9hqoMrYUs4</text:p>
          </table:table-cell>
          <table:table-cell table:style-name="ce4" office:value-type="string" calcext:value-type="string">
            <text:p>AUnpPbsd47iVN8wgJTRS3sPg5tk1jAXnJAcM8LsTJaC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646729097743310033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8FiezMQHJJxJQrzsfDs7bmWHVACT7ked9N1mHbJMaTsB</text:p>
          </table:table-cell>
          <table:table-cell table:style-name="ce4" office:value-type="float" office:value="60996816000009" calcext:value-type="float">
            <text:p>60996816000009</text:p>
          </table:table-cell>
          <table:table-cell table:style-name="ce4" office:value-type="string" calcext:value-type="string">
            <text:p>multisender.app.near</text:p>
          </table:table-cell>
          <table:table-cell table:style-name="ce4" office:value-type="string" calcext:value-type="string">
            <text:p>ed25519:5iVxGB9kFS8qrgAEbnrTxPgFBnphMdqHvh52uKwzncZj4b3UeeaqKRJ5UfbTJvw9rpxXz65o7RvH3cyFvJSGUG2o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TKEJxuD2LH4Sq52WBQgVSx21LE3GKFiUb9rSb4ZnmBV</text:p>
          </table:table-cell>
          <table:table-cell table:style-name="ce4" office:value-type="float" office:value="2427941123406" calcext:value-type="float">
            <text:p>2427941123406</text:p>
          </table:table-cell>
          <table:table-cell table:style-name="ce4" office:value-type="float" office:value="2.427941123406E+020" calcext:value-type="float">
            <text:p>2.42794112340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5VU8Jk6avWa6GVo9SaAiATrZB9ruz8xVCEN2QLHK5Xk8</text:p>
          </table:table-cell>
          <table:table-cell table:style-name="ce4" office:value-type="string" calcext:value-type="string">
            <text:p>24ZiWhrhA9ZAB8cUSZm2BAg6JoLkPgA8bHm4frrJrmzG</text:p>
          </table:table-cell>
          <table:table-cell table:style-name="ce4" office:value-type="string" calcext:value-type="string">
            <text:p>3KDSEL4VFzvBeLFry2rjSV3E8PinZooMPSyz6RPLEZS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646729572653685670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8FiezMQHJJxJQrzsfDs7bmWHVACT7ked9N1mHbJMaTsB</text:p>
          </table:table-cell>
          <table:table-cell table:style-name="ce4" office:value-type="float" office:value="60996816000013" calcext:value-type="float">
            <text:p>60996816000013</text:p>
          </table:table-cell>
          <table:table-cell table:style-name="ce4" office:value-type="string" calcext:value-type="string">
            <text:p>stardust.poolv1.near</text:p>
          </table:table-cell>
          <table:table-cell table:style-name="ce4" office:value-type="string" calcext:value-type="string">
            <text:p>ed25519:2Bc97MtiMUfNC8Feu4GheU9U47qHEBtySQuCKcT9Gz518YAnvtLmF9W4ivSnb47Q8gk2ZKJpJMFY42dZH5qsKeuM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CXfUqKyRMSY8JT2tkfxk1P9zWDjFVZhET76qE217BRVZ</text:p>
          </table:table-cell>
          <table:table-cell table:style-name="ce4" office:value-type="float" office:value="2427963482746" calcext:value-type="float">
            <text:p>2427963482746</text:p>
          </table:table-cell>
          <table:table-cell table:style-name="ce4" office:value-type="float" office:value="2.427963482746E+020" calcext:value-type="float">
            <text:p>2.427963482746E+02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6D61eZGfMHwYCVQaS9pCNivZ73gRxfwDgrVCcmoBedTK</text:p>
          </table:table-cell>
          <table:table-cell table:style-name="ce4" office:value-type="string" calcext:value-type="string">
            <text:p>BpVVLvoSN5XZby5y7a2hv8XPv73hjmrbYJENsP9VK6mo</text:p>
          </table:table-cell>
          <table:table-cell table:style-name="ce4" office:value-type="string" calcext:value-type="string">
            <text:p>5Nh6mCQdAyBKHK8599gZ2TsxKdu4DXRg8W213xFeULc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646728787592161539</text:p>
          </table:table-cell>
          <table:table-cell table:style-name="ce4" office:value-type="string" calcext:value-type="string">
            <text:p>newafro.near</text:p>
          </table:table-cell>
          <table:table-cell table:style-name="ce4" office:value-type="string" calcext:value-type="string">
            <text:p>ed25519:8FiezMQHJJxJQrzsfDs7bmWHVACT7ked9N1mHbJMaTsB</text:p>
          </table:table-cell>
          <table:table-cell table:style-name="ce4" office:value-type="float" office:value="60996816000003" calcext:value-type="float">
            <text:p>60996816000003</text:p>
          </table:table-cell>
          <table:table-cell table:style-name="ce4" office:value-type="string" calcext:value-type="string">
            <text:p>sputnik-dao.near</text:p>
          </table:table-cell>
          <table:table-cell table:style-name="ce4" office:value-type="string" calcext:value-type="string">
            <text:p>ed25519:DvbmNsSBwWMYGKfHEXJJEz2TDzHHB3n9KVSxRJ3tZDQtgSnc8cU6psAQBnV6ZLbM1H5LBS2ZD1sawASRfk1pQcY</text:p>
          </table:table-cell>
          <table:table-cell table:style-name="ce4" office:value-type="string" calcext:value-type="string">
            <text:p>SUCCESS_RECEIPT_ID</text:p>
          </table:table-cell>
          <table:table-cell table:style-name="ce4" office:value-type="string" calcext:value-type="string">
            <text:p>6cno4ozxmkJHWHzNL2s1QjVHjsYq5HqfQ5qSNfG4y5NJ</text:p>
          </table:table-cell>
          <table:table-cell table:style-name="ce4" office:value-type="float" office:value="2430539278714" calcext:value-type="float">
            <text:p>2430539278714</text:p>
          </table:table-cell>
          <table:table-cell table:style-name="ce4" office:value-type="float" office:value="2.430539278714E+020" calcext:value-type="float">
            <text:p>2.430539278714E+020</text:p>
          </table:table-cell>
          <table:table-cell table:number-columns-repeated="101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ff2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ectedOutput" style:display-name="PageStyle_expected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ch" style:display-name="PageStyle_mat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_20_results" style:display-name="PageStyle_sql 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92" meta:object-count="0"/>
    <meta:generator>LibreOfficeDev/6.0.5.2$Linux_X86_64 LibreOffice_project/</meta:generator>
  </office:meta>
</office:document-meta>
</file>